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90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0-11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0-11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0-1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0-1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5-11-0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20-11-01</text:p>
          </table:table-cell>
        </table:table-row>
        <table:table-row table:style-name="ro2">
          <table:table-cell office:value-type="string" calcext:value-type="string">
            <text:p><text:a xlink:href="javascript:sym(7673)" xlink:type="simple">Andong</text:a></text:p>
          </table:table-cell>
          <table:table-cell office:value-type="string" calcext:value-type="string">
            <text:p>안동시</text:p>
          </table:table-cell>
          <table:table-cell office:value-type="string" calcext:value-type="string">
            <text:p>GSB</text:p>
          </table:table-cell>
          <table:table-cell office:value-type="float" office:value="237558" calcext:value-type="float">
            <text:p>237558</text:p>
          </table:table-cell>
          <table:table-cell office:value-type="float" office:value="197228" calcext:value-type="float">
            <text:p>197228</text:p>
          </table:table-cell>
          <table:table-cell office:value-type="float" office:value="182098" calcext:value-type="float">
            <text:p>182098</text:p>
          </table:table-cell>
          <table:table-cell office:value-type="float" office:value="166197" calcext:value-type="float">
            <text:p>166197</text:p>
          </table:table-cell>
          <table:table-cell office:value-type="float" office:value="168581" calcext:value-type="float">
            <text:p>168581</text:p>
          </table:table-cell>
          <table:table-cell office:value-type="float" office:value="159412" calcext:value-type="float">
            <text:p>159412</text:p>
          </table:table-cell>
        </table:table-row>
        <table:table-row table:style-name="ro2">
          <table:table-cell office:value-type="string" calcext:value-type="string">
            <text:p><text:a xlink:href="javascript:sym(7674)" xlink:type="simple">Ansan</text:a></text:p>
          </table:table-cell>
          <table:table-cell office:value-type="string" calcext:value-type="string">
            <text:p>안산시</text:p>
          </table:table-cell>
          <table:table-cell office:value-type="string" calcext:value-type="string">
            <text:p>GYG</text:p>
          </table:table-cell>
          <table:table-cell office:value-type="float" office:value="37517" calcext:value-type="float">
            <text:p>37517</text:p>
          </table:table-cell>
          <table:table-cell office:value-type="float" office:value="240972" calcext:value-type="float">
            <text:p>240972</text:p>
          </table:table-cell>
          <table:table-cell office:value-type="float" office:value="562920" calcext:value-type="float">
            <text:p>562920</text:p>
          </table:table-cell>
          <table:table-cell office:value-type="float" office:value="728775" calcext:value-type="float">
            <text:p>728775</text:p>
          </table:table-cell>
          <table:table-cell office:value-type="float" office:value="747035" calcext:value-type="float">
            <text:p>747035</text:p>
          </table:table-cell>
          <table:table-cell office:value-type="float" office:value="717345" calcext:value-type="float">
            <text:p>717345</text:p>
          </table:table-cell>
        </table:table-row>
        <table:table-row table:style-name="ro2">
          <table:table-cell office:value-type="string" calcext:value-type="string">
            <text:p><text:a xlink:href="javascript:sym(10783)" xlink:type="simple">Anseong</text:a></text:p>
          </table:table-cell>
          <table:table-cell office:value-type="string" calcext:value-type="string">
            <text:p>안성시</text:p>
          </table:table-cell>
          <table:table-cell office:value-type="string" calcext:value-type="string">
            <text:p>GYG</text:p>
          </table:table-cell>
          <table:table-cell office:value-type="float" office:value="127934" calcext:value-type="float">
            <text:p>127934</text:p>
          </table:table-cell>
          <table:table-cell office:value-type="float" office:value="118285" calcext:value-type="float">
            <text:p>118285</text:p>
          </table:table-cell>
          <table:table-cell office:value-type="float" office:value="133421" calcext:value-type="float">
            <text:p>133421</text:p>
          </table:table-cell>
          <table:table-cell office:value-type="float" office:value="179782" calcext:value-type="float">
            <text:p>179782</text:p>
          </table:table-cell>
          <table:table-cell office:value-type="float" office:value="194765" calcext:value-type="float">
            <text:p>194765</text:p>
          </table:table-cell>
          <table:table-cell office:value-type="float" office:value="203030" calcext:value-type="float">
            <text:p>203030</text:p>
          </table:table-cell>
        </table:table-row>
        <table:table-row table:style-name="ro2">
          <table:table-cell office:value-type="string" calcext:value-type="string">
            <text:p><text:a xlink:href="javascript:sym(7675)" xlink:type="simple">Anyang</text:a></text:p>
          </table:table-cell>
          <table:table-cell office:value-type="string" calcext:value-type="string">
            <text:p>안양시</text:p>
          </table:table-cell>
          <table:table-cell office:value-type="string" calcext:value-type="string">
            <text:p>GYG</text:p>
          </table:table-cell>
          <table:table-cell office:value-type="float" office:value="253560" calcext:value-type="float">
            <text:p>253560</text:p>
          </table:table-cell>
          <table:table-cell office:value-type="float" office:value="481291" calcext:value-type="float">
            <text:p>481291</text:p>
          </table:table-cell>
          <table:table-cell office:value-type="float" office:value="580544" calcext:value-type="float">
            <text:p>580544</text:p>
          </table:table-cell>
          <table:table-cell office:value-type="float" office:value="602122" calcext:value-type="float">
            <text:p>602122</text:p>
          </table:table-cell>
          <table:table-cell office:value-type="float" office:value="585177" calcext:value-type="float">
            <text:p>585177</text:p>
          </table:table-cell>
          <table:table-cell office:value-type="float" office:value="542336" calcext:value-type="float">
            <text:p>542336</text:p>
          </table:table-cell>
        </table:table-row>
        <table:table-row table:style-name="ro2">
          <table:table-cell office:value-type="string" calcext:value-type="string">
            <text:p><text:a xlink:href="javascript:sym(8105)" xlink:type="simple">Asan</text:a></text:p>
          </table:table-cell>
          <table:table-cell office:value-type="string" calcext:value-type="string">
            <text:p>아산시</text:p>
          </table:table-cell>
          <table:table-cell office:value-type="string" calcext:value-type="string">
            <text:p>CCN</text:p>
          </table:table-cell>
          <table:table-cell office:value-type="float" office:value="157979" calcext:value-type="float">
            <text:p>157979</text:p>
          </table:table-cell>
          <table:table-cell office:value-type="float" office:value="164989" calcext:value-type="float">
            <text:p>164989</text:p>
          </table:table-cell>
          <table:table-cell office:value-type="float" office:value="180763" calcext:value-type="float">
            <text:p>180763</text:p>
          </table:table-cell>
          <table:table-cell office:value-type="float" office:value="278676" calcext:value-type="float">
            <text:p>278676</text:p>
          </table:table-cell>
          <table:table-cell office:value-type="float" office:value="319929" calcext:value-type="float">
            <text:p>319929</text:p>
          </table:table-cell>
          <table:table-cell office:value-type="float" office:value="340518" calcext:value-type="float">
            <text:p>340518</text:p>
          </table:table-cell>
        </table:table-row>
        <table:table-row table:style-name="ro2">
          <table:table-cell office:value-type="string" calcext:value-type="string">
            <text:p><text:a xlink:href="javascript:sym(8119)" xlink:type="simple">Boryeong</text:a></text:p>
          </table:table-cell>
          <table:table-cell office:value-type="string" calcext:value-type="string">
            <text:p>보령시</text:p>
          </table:table-cell>
          <table:table-cell office:value-type="string" calcext:value-type="string">
            <text:p>CCN</text:p>
          </table:table-cell>
          <table:table-cell office:value-type="float" office:value="151243" calcext:value-type="float">
            <text:p>151243</text:p>
          </table:table-cell>
          <table:table-cell office:value-type="float" office:value="146008" calcext:value-type="float">
            <text:p>146008</text:p>
          </table:table-cell>
          <table:table-cell office:value-type="float" office:value="109535" calcext:value-type="float">
            <text:p>109535</text:p>
          </table:table-cell>
          <table:table-cell office:value-type="float" office:value="97770" calcext:value-type="float">
            <text:p>97770</text:p>
          </table:table-cell>
          <table:table-cell office:value-type="float" office:value="101852" calcext:value-type="float">
            <text:p>101852</text:p>
          </table:table-cell>
          <table:table-cell office:value-type="float" office:value="99088" calcext:value-type="float">
            <text:p>99088</text:p>
          </table:table-cell>
        </table:table-row>
        <table:table-row table:style-name="ro2">
          <table:table-cell office:value-type="string" calcext:value-type="string">
            <text:p><text:a xlink:href="javascript:sym(7676)" xlink:type="simple">Bucheon</text:a></text:p>
          </table:table-cell>
          <table:table-cell office:value-type="string" calcext:value-type="string">
            <text:p>부천시</text:p>
          </table:table-cell>
          <table:table-cell office:value-type="string" calcext:value-type="string">
            <text:p>GYG</text:p>
          </table:table-cell>
          <table:table-cell office:value-type="float" office:value="221463" calcext:value-type="float">
            <text:p>221463</text:p>
          </table:table-cell>
          <table:table-cell office:value-type="float" office:value="667993" calcext:value-type="float">
            <text:p>667993</text:p>
          </table:table-cell>
          <table:table-cell office:value-type="float" office:value="761389" calcext:value-type="float">
            <text:p>761389</text:p>
          </table:table-cell>
          <table:table-cell office:value-type="float" office:value="853039" calcext:value-type="float">
            <text:p>853039</text:p>
          </table:table-cell>
          <table:table-cell office:value-type="float" office:value="843794" calcext:value-type="float">
            <text:p>843794</text:p>
          </table:table-cell>
          <table:table-cell office:value-type="float" office:value="833148" calcext:value-type="float">
            <text:p>833148</text:p>
          </table:table-cell>
        </table:table-row>
        <table:table-row table:style-name="ro2">
          <table:table-cell office:value-type="string" calcext:value-type="string">
            <text:p><text:a xlink:href="javascript:sym(7677)" xlink:type="simple">Busan</text:a></text:p>
          </table:table-cell>
          <table:table-cell office:value-type="string" calcext:value-type="string">
            <text:p>부산광역시</text:p>
          </table:table-cell>
          <table:table-cell office:value-type="string" calcext:value-type="string">
            <text:p>BUS</text:p>
          </table:table-cell>
          <table:table-cell office:value-type="float" office:value="3248232" calcext:value-type="float">
            <text:p>3248232</text:p>
          </table:table-cell>
          <table:table-cell office:value-type="float" office:value="3854960" calcext:value-type="float">
            <text:p>3854960</text:p>
          </table:table-cell>
          <table:table-cell office:value-type="float" office:value="3662884" calcext:value-type="float">
            <text:p>3662884</text:p>
          </table:table-cell>
          <table:table-cell office:value-type="float" office:value="3414950" calcext:value-type="float">
            <text:p>3414950</text:p>
          </table:table-cell>
          <table:table-cell office:value-type="float" office:value="3448737" calcext:value-type="float">
            <text:p>3448737</text:p>
          </table:table-cell>
          <table:table-cell office:value-type="float" office:value="3349016" calcext:value-type="float">
            <text:p>3349016</text:p>
          </table:table-cell>
        </table:table-row>
        <table:table-row table:style-name="ro1">
          <table:table-cell office:value-type="string" calcext:value-type="string">
            <text:p><text:a xlink:href="javascript:sym(7678)" xlink:type="simple">Changwon</text:a> (incl. Masan, Jinhae)</text:p>
          </table:table-cell>
          <table:table-cell office:value-type="string" calcext:value-type="string">
            <text:p>창원시</text:p>
          </table:table-cell>
          <table:table-cell office:value-type="string" calcext:value-type="string">
            <text:p>GSN</text:p>
          </table:table-cell>
          <table:table-cell office:value-type="float" office:value="693685" calcext:value-type="float">
            <text:p>693685</text:p>
          </table:table-cell>
          <table:table-cell office:value-type="float" office:value="1009380" calcext:value-type="float">
            <text:p>1009380</text:p>
          </table:table-cell>
          <table:table-cell office:value-type="float" office:value="1079359" calcext:value-type="float">
            <text:p>1079359</text:p>
          </table:table-cell>
          <table:table-cell office:value-type="float" office:value="1058021" calcext:value-type="float">
            <text:p>1058021</text:p>
          </table:table-cell>
          <table:table-cell office:value-type="float" office:value="1059241" calcext:value-type="float">
            <text:p>1059241</text:p>
          </table:table-cell>
          <table:table-cell office:value-type="float" office:value="1029389" calcext:value-type="float">
            <text:p>1029389</text:p>
          </table:table-cell>
        </table:table-row>
        <table:table-row table:style-name="ro2">
          <table:table-cell office:value-type="string" calcext:value-type="string">
            <text:p><text:a xlink:href="javascript:sym(7679)" xlink:type="simple">Cheonan</text:a></text:p>
          </table:table-cell>
          <table:table-cell office:value-type="string" calcext:value-type="string">
            <text:p>천안시</text:p>
          </table:table-cell>
          <table:table-cell office:value-type="string" calcext:value-type="string">
            <text:p>CCN</text:p>
          </table:table-cell>
          <table:table-cell office:value-type="float" office:value="231018" calcext:value-type="float">
            <text:p>231018</text:p>
          </table:table-cell>
          <table:table-cell office:value-type="float" office:value="313737" calcext:value-type="float">
            <text:p>313737</text:p>
          </table:table-cell>
          <table:table-cell office:value-type="float" office:value="417835" calcext:value-type="float">
            <text:p>417835</text:p>
          </table:table-cell>
          <table:table-cell office:value-type="float" office:value="574623" calcext:value-type="float">
            <text:p>574623</text:p>
          </table:table-cell>
          <table:table-cell office:value-type="float" office:value="629062" calcext:value-type="float">
            <text:p>629062</text:p>
          </table:table-cell>
          <table:table-cell office:value-type="float" office:value="682199" calcext:value-type="float">
            <text:p>682199</text:p>
          </table:table-cell>
        </table:table-row>
        <table:table-row table:style-name="ro3">
          <table:table-cell office:value-type="string" calcext:value-type="string">
            <text:p><text:a xlink:href="javascript:sym(7680)" xlink:type="simple">Cheongju</text:a> (incl. Cheongwon-gun)</text:p>
          </table:table-cell>
          <table:table-cell office:value-type="string" calcext:value-type="string">
            <text:p>청주시</text:p>
          </table:table-cell>
          <table:table-cell office:value-type="string" calcext:value-type="string">
            <text:p>CCB</text:p>
          </table:table-cell>
          <table:table-cell office:value-type="float" office:value="426646" calcext:value-type="float">
            <text:p>426646</text:p>
          </table:table-cell>
          <table:table-cell office:value-type="float" office:value="592430" calcext:value-type="float">
            <text:p>592430</text:p>
          </table:table-cell>
          <table:table-cell office:value-type="float" office:value="702829" calcext:value-type="float">
            <text:p>702829</text:p>
          </table:table-cell>
          <table:table-cell office:value-type="float" office:value="810686" calcext:value-type="float">
            <text:p>810686</text:p>
          </table:table-cell>
          <table:table-cell office:value-type="float" office:value="833276" calcext:value-type="float">
            <text:p>833276</text:p>
          </table:table-cell>
          <table:table-cell office:value-type="float" office:value="855326" calcext:value-type="float">
            <text:p>855326</text:p>
          </table:table-cell>
        </table:table-row>
        <table:table-row table:style-name="ro2">
          <table:table-cell office:value-type="string" calcext:value-type="string">
            <text:p><text:a xlink:href="javascript:sym(7681)" xlink:type="simple">Chuncheon</text:a></text:p>
          </table:table-cell>
          <table:table-cell office:value-type="string" calcext:value-type="string">
            <text:p>춘천시</text:p>
          </table:table-cell>
          <table:table-cell office:value-type="string" calcext:value-type="string">
            <text:p>GAW</text:p>
          </table:table-cell>
          <table:table-cell office:value-type="float" office:value="211018" calcext:value-type="float">
            <text:p>211018</text:p>
          </table:table-cell>
          <table:table-cell office:value-type="float" office:value="217869" calcext:value-type="float">
            <text:p>217869</text:p>
          </table:table-cell>
          <table:table-cell office:value-type="float" office:value="252547" calcext:value-type="float">
            <text:p>252547</text:p>
          </table:table-cell>
          <table:table-cell office:value-type="float" office:value="276232" calcext:value-type="float">
            <text:p>276232</text:p>
          </table:table-cell>
          <table:table-cell office:value-type="float" office:value="281596" calcext:value-type="float">
            <text:p>281596</text:p>
          </table:table-cell>
          <table:table-cell office:value-type="float" office:value="284645" calcext:value-type="float">
            <text:p>284645</text:p>
          </table:table-cell>
        </table:table-row>
        <table:table-row table:style-name="ro2">
          <table:table-cell office:value-type="string" calcext:value-type="string">
            <text:p><text:a xlink:href="javascript:sym(7682)" xlink:type="simple">Chungju</text:a></text:p>
          </table:table-cell>
          <table:table-cell office:value-type="string" calcext:value-type="string">
            <text:p>충주시</text:p>
          </table:table-cell>
          <table:table-cell office:value-type="string" calcext:value-type="string">
            <text:p>CCB</text:p>
          </table:table-cell>
          <table:table-cell office:value-type="float" office:value="217154" calcext:value-type="float">
            <text:p>217154</text:p>
          </table:table-cell>
          <table:table-cell office:value-type="float" office:value="193608" calcext:value-type="float">
            <text:p>193608</text:p>
          </table:table-cell>
          <table:table-cell office:value-type="float" office:value="217927" calcext:value-type="float">
            <text:p>217927</text:p>
          </table:table-cell>
          <table:table-cell office:value-type="float" office:value="203212" calcext:value-type="float">
            <text:p>203212</text:p>
          </table:table-cell>
          <table:table-cell office:value-type="float" office:value="211005" calcext:value-type="float">
            <text:p>211005</text:p>
          </table:table-cell>
          <table:table-cell office:value-type="float" office:value="218412" calcext:value-type="float">
            <text:p>218412</text:p>
          </table:table-cell>
        </table:table-row>
        <table:table-row table:style-name="ro2">
          <table:table-cell office:value-type="string" calcext:value-type="string">
            <text:p><text:a xlink:href="javascript:sym(7684)" xlink:type="simple">Daegu</text:a></text:p>
          </table:table-cell>
          <table:table-cell office:value-type="string" calcext:value-type="string">
            <text:p>대구광역시</text:p>
          </table:table-cell>
          <table:table-cell office:value-type="string" calcext:value-type="string">
            <text:p>DAG</text:p>
          </table:table-cell>
          <table:table-cell office:value-type="float" office:value="1852499" calcext:value-type="float">
            <text:p>1852499</text:p>
          </table:table-cell>
          <table:table-cell office:value-type="float" office:value="2322838" calcext:value-type="float">
            <text:p>2322838</text:p>
          </table:table-cell>
          <table:table-cell office:value-type="float" office:value="2480578" calcext:value-type="float">
            <text:p>2480578</text:p>
          </table:table-cell>
          <table:table-cell office:value-type="float" office:value="2446418" calcext:value-type="float">
            <text:p>2446418</text:p>
          </table:table-cell>
          <table:table-cell office:value-type="float" office:value="2466052" calcext:value-type="float">
            <text:p>2466052</text:p>
          </table:table-cell>
          <table:table-cell office:value-type="float" office:value="2410700" calcext:value-type="float">
            <text:p>2410700</text:p>
          </table:table-cell>
        </table:table-row>
        <table:table-row table:style-name="ro2">
          <table:table-cell office:value-type="string" calcext:value-type="string">
            <text:p><text:a xlink:href="javascript:sym(7685)" xlink:type="simple">Daejeon</text:a></text:p>
          </table:table-cell>
          <table:table-cell office:value-type="string" calcext:value-type="string">
            <text:p>대전광역시</text:p>
          </table:table-cell>
          <table:table-cell office:value-type="string" calcext:value-type="string">
            <text:p>DAJ</text:p>
          </table:table-cell>
          <table:table-cell office:value-type="float" office:value="803954" calcext:value-type="float">
            <text:p>803954</text:p>
          </table:table-cell>
          <table:table-cell office:value-type="float" office:value="1049578" calcext:value-type="float">
            <text:p>1049578</text:p>
          </table:table-cell>
          <table:table-cell office:value-type="float" office:value="1368207" calcext:value-type="float">
            <text:p>1368207</text:p>
          </table:table-cell>
          <table:table-cell office:value-type="float" office:value="1501859" calcext:value-type="float">
            <text:p>1501859</text:p>
          </table:table-cell>
          <table:table-cell office:value-type="float" office:value="1538394" calcext:value-type="float">
            <text:p>1538394</text:p>
          </table:table-cell>
          <table:table-cell office:value-type="float" office:value="1488435" calcext:value-type="float">
            <text:p>1488435</text:p>
          </table:table-cell>
        </table:table-row>
        <table:table-row table:style-name="ro2">
          <table:table-cell office:value-type="string" calcext:value-type="string">
            <text:p><text:a xlink:href="javascript:sym(20464)" xlink:type="simple">Dangjin</text:a></text:p>
          </table:table-cell>
          <table:table-cell office:value-type="string" calcext:value-type="string">
            <text:p>당진시</text:p>
          </table:table-cell>
          <table:table-cell office:value-type="string" calcext:value-type="string">
            <text:p>CCN</text:p>
          </table:table-cell>
          <table:table-cell office:value-type="float" office:value="150825" calcext:value-type="float">
            <text:p>150825</text:p>
          </table:table-cell>
          <table:table-cell office:value-type="float" office:value="131763" calcext:value-type="float">
            <text:p>131763</text:p>
          </table:table-cell>
          <table:table-cell office:value-type="float" office:value="117652" calcext:value-type="float">
            <text:p>117652</text:p>
          </table:table-cell>
          <table:table-cell office:value-type="float" office:value="137006" calcext:value-type="float">
            <text:p>137006</text:p>
          </table:table-cell>
          <table:table-cell office:value-type="float" office:value="163762" calcext:value-type="float">
            <text:p>163762</text:p>
          </table:table-cell>
          <table:table-cell office:value-type="float" office:value="168955" calcext:value-type="float">
            <text:p>168955</text:p>
          </table:table-cell>
        </table:table-row>
        <table:table-row table:style-name="ro2">
          <table:table-cell office:value-type="string" calcext:value-type="string">
            <text:p><text:a xlink:href="javascript:sym(19551)" xlink:type="simple">Dongducheon</text:a></text:p>
          </table:table-cell>
          <table:table-cell office:value-type="string" calcext:value-type="string">
            <text:p>동두천시</text:p>
          </table:table-cell>
          <table:table-cell office:value-type="string" calcext:value-type="string">
            <text:p>GYG</text:p>
          </table:table-cell>
          <table:table-cell office:value-type="float" office:value="60144" calcext:value-type="float">
            <text:p>60144</text:p>
          </table:table-cell>
          <table:table-cell office:value-type="float" office:value="71449" calcext:value-type="float">
            <text:p>71449</text:p>
          </table:table-cell>
          <table:table-cell office:value-type="float" office:value="73502" calcext:value-type="float">
            <text:p>73502</text:p>
          </table:table-cell>
          <table:table-cell office:value-type="float" office:value="91828" calcext:value-type="float">
            <text:p>91828</text:p>
          </table:table-cell>
          <table:table-cell office:value-type="float" office:value="97424" calcext:value-type="float">
            <text:p>97424</text:p>
          </table:table-cell>
          <table:table-cell office:value-type="float" office:value="95239" calcext:value-type="float">
            <text:p>95239</text:p>
          </table:table-cell>
        </table:table-row>
        <table:table-row table:style-name="ro2">
          <table:table-cell office:value-type="string" calcext:value-type="string">
            <text:p><text:a xlink:href="javascript:sym(7686)" xlink:type="simple">Donghae</text:a></text:p>
          </table:table-cell>
          <table:table-cell office:value-type="string" calcext:value-type="string">
            <text:p>동해시</text:p>
          </table:table-cell>
          <table:table-cell office:value-type="string" calcext:value-type="string">
            <text:p>GAW</text:p>
          </table:table-cell>
          <table:table-cell office:value-type="float" office:value="104310" calcext:value-type="float">
            <text:p>104310</text:p>
          </table:table-cell>
          <table:table-cell office:value-type="float" office:value="89162" calcext:value-type="float">
            <text:p>89162</text:p>
          </table:table-cell>
          <table:table-cell office:value-type="float" office:value="96679" calcext:value-type="float">
            <text:p>96679</text:p>
          </table:table-cell>
          <table:table-cell office:value-type="float" office:value="90574" calcext:value-type="float">
            <text:p>90574</text:p>
          </table:table-cell>
          <table:table-cell office:value-type="float" office:value="90255" calcext:value-type="float">
            <text:p>90255</text:p>
          </table:table-cell>
          <table:table-cell office:value-type="float" office:value="87801" calcext:value-type="float">
            <text:p>87801</text:p>
          </table:table-cell>
        </table:table-row>
        <table:table-row table:style-name="ro2">
          <table:table-cell office:value-type="string" calcext:value-type="string">
            <text:p><text:a xlink:href="javascript:sym(7688)" xlink:type="simple">Gangneung</text:a></text:p>
          </table:table-cell>
          <table:table-cell office:value-type="string" calcext:value-type="string">
            <text:p>강릉시</text:p>
          </table:table-cell>
          <table:table-cell office:value-type="string" calcext:value-type="string">
            <text:p>GAW</text:p>
          </table:table-cell>
          <table:table-cell office:value-type="float" office:value="203379" calcext:value-type="float">
            <text:p>203379</text:p>
          </table:table-cell>
          <table:table-cell office:value-type="float" office:value="229039" calcext:value-type="float">
            <text:p>229039</text:p>
          </table:table-cell>
          <table:table-cell office:value-type="float" office:value="228232" calcext:value-type="float">
            <text:p>228232</text:p>
          </table:table-cell>
          <table:table-cell office:value-type="float" office:value="218471" calcext:value-type="float">
            <text:p>218471</text:p>
          </table:table-cell>
          <table:table-cell office:value-type="float" office:value="215677" calcext:value-type="float">
            <text:p>215677</text:p>
          </table:table-cell>
          <table:table-cell office:value-type="float" office:value="216542" calcext:value-type="float">
            <text:p>216542</text:p>
          </table:table-cell>
        </table:table-row>
        <table:table-row table:style-name="ro2">
          <table:table-cell office:value-type="string" calcext:value-type="string">
            <text:p><text:a xlink:href="javascript:sym(8110)" xlink:type="simple">Geoje</text:a></text:p>
          </table:table-cell>
          <table:table-cell office:value-type="string" calcext:value-type="string">
            <text:p>거제시</text:p>
          </table:table-cell>
          <table:table-cell office:value-type="string" calcext:value-type="string">
            <text:p>GSN</text:p>
          </table:table-cell>
          <table:table-cell office:value-type="float" office:value="109641" calcext:value-type="float">
            <text:p>109641</text:p>
          </table:table-cell>
          <table:table-cell office:value-type="float" office:value="143184" calcext:value-type="float">
            <text:p>143184</text:p>
          </table:table-cell>
          <table:table-cell office:value-type="float" office:value="168022" calcext:value-type="float">
            <text:p>168022</text:p>
          </table:table-cell>
          <table:table-cell office:value-type="float" office:value="231271" calcext:value-type="float">
            <text:p>231271</text:p>
          </table:table-cell>
          <table:table-cell office:value-type="float" office:value="261371" calcext:value-type="float">
            <text:p>261371</text:p>
          </table:table-cell>
          <table:table-cell office:value-type="float" office:value="246965" calcext:value-type="float">
            <text:p>246965</text:p>
          </table:table-cell>
        </table:table-row>
        <table:table-row table:style-name="ro2">
          <table:table-cell office:value-type="string" calcext:value-type="string">
            <text:p><text:a xlink:href="javascript:sym(8108)" xlink:type="simple">Gimcheon</text:a></text:p>
          </table:table-cell>
          <table:table-cell office:value-type="string" calcext:value-type="string">
            <text:p>김천시</text:p>
          </table:table-cell>
          <table:table-cell office:value-type="string" calcext:value-type="string">
            <text:p>GSB</text:p>
          </table:table-cell>
          <table:table-cell office:value-type="float" office:value="177939" calcext:value-type="float">
            <text:p>177939</text:p>
          </table:table-cell>
          <table:table-cell office:value-type="float" office:value="151995" calcext:value-type="float">
            <text:p>151995</text:p>
          </table:table-cell>
          <table:table-cell office:value-type="float" office:value="147855" calcext:value-type="float">
            <text:p>147855</text:p>
          </table:table-cell>
          <table:table-cell office:value-type="float" office:value="127889" calcext:value-type="float">
            <text:p>127889</text:p>
          </table:table-cell>
          <table:table-cell office:value-type="float" office:value="137540" calcext:value-type="float">
            <text:p>137540</text:p>
          </table:table-cell>
          <table:table-cell office:value-type="float" office:value="139145" calcext:value-type="float">
            <text:p>139145</text:p>
          </table:table-cell>
        </table:table-row>
        <table:table-row table:style-name="ro2">
          <table:table-cell office:value-type="string" calcext:value-type="string">
            <text:p><text:a xlink:href="javascript:sym(7689)" xlink:type="simple">Gimhae</text:a></text:p>
          </table:table-cell>
          <table:table-cell office:value-type="string" calcext:value-type="string">
            <text:p>김해시</text:p>
          </table:table-cell>
          <table:table-cell office:value-type="string" calcext:value-type="string">
            <text:p>GSN</text:p>
          </table:table-cell>
          <table:table-cell office:value-type="float" office:value="150787" calcext:value-type="float">
            <text:p>150787</text:p>
          </table:table-cell>
          <table:table-cell office:value-type="float" office:value="185139" calcext:value-type="float">
            <text:p>185139</text:p>
          </table:table-cell>
          <table:table-cell office:value-type="float" office:value="331979" calcext:value-type="float">
            <text:p>331979</text:p>
          </table:table-cell>
          <table:table-cell office:value-type="float" office:value="494510" calcext:value-type="float">
            <text:p>494510</text:p>
          </table:table-cell>
          <table:table-cell office:value-type="float" office:value="534124" calcext:value-type="float">
            <text:p>534124</text:p>
          </table:table-cell>
          <table:table-cell office:value-type="float" office:value="552427" calcext:value-type="float">
            <text:p>552427</text:p>
          </table:table-cell>
        </table:table-row>
        <table:table-row table:style-name="ro2">
          <table:table-cell office:value-type="string" calcext:value-type="string">
            <text:p><text:a xlink:href="javascript:sym(8109)" xlink:type="simple">Gimje</text:a></text:p>
          </table:table-cell>
          <table:table-cell office:value-type="string" calcext:value-type="string">
            <text:p>김제시</text:p>
          </table:table-cell>
          <table:table-cell office:value-type="string" calcext:value-type="string">
            <text:p>JEB</text:p>
          </table:table-cell>
          <table:table-cell office:value-type="float" office:value="193188" calcext:value-type="float">
            <text:p>193188</text:p>
          </table:table-cell>
          <table:table-cell office:value-type="float" office:value="149791" calcext:value-type="float">
            <text:p>149791</text:p>
          </table:table-cell>
          <table:table-cell office:value-type="float" office:value="102589" calcext:value-type="float">
            <text:p>102589</text:p>
          </table:table-cell>
          <table:table-cell office:value-type="float" office:value="83302" calcext:value-type="float">
            <text:p>83302</text:p>
          </table:table-cell>
          <table:table-cell office:value-type="float" office:value="84269" calcext:value-type="float">
            <text:p>84269</text:p>
          </table:table-cell>
          <table:table-cell office:value-type="float" office:value="79733" calcext:value-type="float">
            <text:p>79733</text:p>
          </table:table-cell>
        </table:table-row>
        <table:table-row table:style-name="ro2">
          <table:table-cell office:value-type="string" calcext:value-type="string">
            <text:p><text:a xlink:href="javascript:sym(10782)" xlink:type="simple">Gimpo</text:a></text:p>
          </table:table-cell>
          <table:table-cell office:value-type="string" calcext:value-type="string">
            <text:p>김포시</text:p>
          </table:table-cell>
          <table:table-cell office:value-type="string" calcext:value-type="string">
            <text:p>GYG</text:p>
          </table:table-cell>
          <table:table-cell office:value-type="float" office:value="74973" calcext:value-type="float">
            <text:p>74973</text:p>
          </table:table-cell>
          <table:table-cell office:value-type="float" office:value="96750" calcext:value-type="float">
            <text:p>96750</text:p>
          </table:table-cell>
          <table:table-cell office:value-type="float" office:value="150194" calcext:value-type="float">
            <text:p>150194</text:p>
          </table:table-cell>
          <table:table-cell office:value-type="float" office:value="224350" calcext:value-type="float">
            <text:p>224350</text:p>
          </table:table-cell>
          <table:table-cell office:value-type="float" office:value="352683" calcext:value-type="float">
            <text:p>352683</text:p>
          </table:table-cell>
          <table:table-cell office:value-type="float" office:value="474546" calcext:value-type="float">
            <text:p>474546</text:p>
          </table:table-cell>
        </table:table-row>
        <table:table-row table:style-name="ro2">
          <table:table-cell office:value-type="string" calcext:value-type="string">
            <text:p><text:a xlink:href="javascript:sym(8111)" xlink:type="simple">Gongju</text:a></text:p>
          </table:table-cell>
          <table:table-cell office:value-type="string" calcext:value-type="string">
            <text:p>공주시</text:p>
          </table:table-cell>
          <table:table-cell office:value-type="string" calcext:value-type="string">
            <text:p>CCN</text:p>
          </table:table-cell>
          <table:table-cell office:value-type="float" office:value="167379" calcext:value-type="float">
            <text:p>167379</text:p>
          </table:table-cell>
          <table:table-cell office:value-type="float" office:value="158067" calcext:value-type="float">
            <text:p>158067</text:p>
          </table:table-cell>
          <table:table-cell office:value-type="float" office:value="130376" calcext:value-type="float">
            <text:p>130376</text:p>
          </table:table-cell>
          <table:table-cell office:value-type="float" office:value="122153" calcext:value-type="float">
            <text:p>122153</text:p>
          </table:table-cell>
          <table:table-cell office:value-type="float" office:value="113542" calcext:value-type="float">
            <text:p>113542</text:p>
          </table:table-cell>
          <table:table-cell office:value-type="float" office:value="108333" calcext:value-type="float">
            <text:p>108333</text:p>
          </table:table-cell>
        </table:table-row>
        <table:table-row table:style-name="ro2">
          <table:table-cell office:value-type="string" calcext:value-type="string">
            <text:p><text:a xlink:href="javascript:sym(8112)" xlink:type="simple">Goyang</text:a></text:p>
          </table:table-cell>
          <table:table-cell office:value-type="string" calcext:value-type="string">
            <text:p>고양시</text:p>
          </table:table-cell>
          <table:table-cell office:value-type="string" calcext:value-type="string">
            <text:p>GYG</text:p>
          </table:table-cell>
          <table:table-cell office:value-type="float" office:value="155601" calcext:value-type="float">
            <text:p>155601</text:p>
          </table:table-cell>
          <table:table-cell office:value-type="float" office:value="244975" calcext:value-type="float">
            <text:p>244975</text:p>
          </table:table-cell>
          <table:table-cell office:value-type="float" office:value="763971" calcext:value-type="float">
            <text:p>763971</text:p>
          </table:table-cell>
          <table:table-cell office:value-type="float" office:value="905076" calcext:value-type="float">
            <text:p>905076</text:p>
          </table:table-cell>
          <table:table-cell office:value-type="float" office:value="990073" calcext:value-type="float">
            <text:p>990073</text:p>
          </table:table-cell>
          <table:table-cell office:value-type="float" office:value="1045497" calcext:value-type="float">
            <text:p>1045497</text:p>
          </table:table-cell>
        </table:table-row>
        <table:table-row table:style-name="ro2">
          <table:table-cell office:value-type="string" calcext:value-type="string">
            <text:p><text:a xlink:href="javascript:sym(7690)" xlink:type="simple">Gumi</text:a></text:p>
          </table:table-cell>
          <table:table-cell office:value-type="string" calcext:value-type="string">
            <text:p>구미시</text:p>
          </table:table-cell>
          <table:table-cell office:value-type="string" calcext:value-type="string">
            <text:p>GSB</text:p>
          </table:table-cell>
          <table:table-cell office:value-type="float" office:value="177400" calcext:value-type="float">
            <text:p>177400</text:p>
          </table:table-cell>
          <table:table-cell office:value-type="float" office:value="268546" calcext:value-type="float">
            <text:p>268546</text:p>
          </table:table-cell>
          <table:table-cell office:value-type="float" office:value="341550" calcext:value-type="float">
            <text:p>341550</text:p>
          </table:table-cell>
          <table:table-cell office:value-type="float" office:value="402607" calcext:value-type="float">
            <text:p>402607</text:p>
          </table:table-cell>
          <table:table-cell office:value-type="float" office:value="421075" calcext:value-type="float">
            <text:p>421075</text:p>
          </table:table-cell>
          <table:table-cell office:value-type="float" office:value="416603" calcext:value-type="float">
            <text:p>416603</text:p>
          </table:table-cell>
        </table:table-row>
        <table:table-row table:style-name="ro2">
          <table:table-cell office:value-type="string" calcext:value-type="string">
            <text:p><text:a xlink:href="javascript:sym(7691)" xlink:type="simple">Gunpo</text:a></text:p>
          </table:table-cell>
          <table:table-cell office:value-type="string" calcext:value-type="string">
            <text:p>군포시</text:p>
          </table:table-cell>
          <table:table-cell office:value-type="string" calcext:value-type="string">
            <text:p>GYG</text:p>
          </table:table-cell>
          <table:table-cell office:value-type="float" office:value="40253" calcext:value-type="float">
            <text:p>40253</text:p>
          </table:table-cell>
          <table:table-cell office:value-type="float" office:value="124313" calcext:value-type="float">
            <text:p>124313</text:p>
          </table:table-cell>
          <table:table-cell office:value-type="float" office:value="263760" calcext:value-type="float">
            <text:p>263760</text:p>
          </table:table-cell>
          <table:table-cell office:value-type="float" office:value="278083" calcext:value-type="float">
            <text:p>278083</text:p>
          </table:table-cell>
          <table:table-cell office:value-type="float" office:value="285721" calcext:value-type="float">
            <text:p>285721</text:p>
          </table:table-cell>
          <table:table-cell office:value-type="float" office:value="275571" calcext:value-type="float">
            <text:p>275571</text:p>
          </table:table-cell>
        </table:table-row>
        <table:table-row table:style-name="ro2">
          <table:table-cell office:value-type="string" calcext:value-type="string">
            <text:p><text:a xlink:href="javascript:sym(7692)" xlink:type="simple">Gunsan</text:a></text:p>
          </table:table-cell>
          <table:table-cell office:value-type="string" calcext:value-type="string">
            <text:p>군산시</text:p>
          </table:table-cell>
          <table:table-cell office:value-type="string" calcext:value-type="string">
            <text:p>JEB</text:p>
          </table:table-cell>
          <table:table-cell office:value-type="float" office:value="271175" calcext:value-type="float">
            <text:p>271175</text:p>
          </table:table-cell>
          <table:table-cell office:value-type="float" office:value="287055" calcext:value-type="float">
            <text:p>287055</text:p>
          </table:table-cell>
          <table:table-cell office:value-type="float" office:value="272715" calcext:value-type="float">
            <text:p>272715</text:p>
          </table:table-cell>
          <table:table-cell office:value-type="float" office:value="260546" calcext:value-type="float">
            <text:p>260546</text:p>
          </table:table-cell>
          <table:table-cell office:value-type="float" office:value="275155" calcext:value-type="float">
            <text:p>275155</text:p>
          </table:table-cell>
          <table:table-cell office:value-type="float" office:value="269023" calcext:value-type="float">
            <text:p>269023</text:p>
          </table:table-cell>
        </table:table-row>
        <table:table-row table:style-name="ro2">
          <table:table-cell office:value-type="string" calcext:value-type="string">
            <text:p><text:a xlink:href="javascript:sym(7693)" xlink:type="simple">Guri</text:a></text:p>
          </table:table-cell>
          <table:table-cell office:value-type="string" calcext:value-type="string">
            <text:p>구리시</text:p>
          </table:table-cell>
          <table:table-cell office:value-type="string" calcext:value-type="string">
            <text:p>GYG</text:p>
          </table:table-cell>
          <table:table-cell office:value-type="float" office:value="66490" calcext:value-type="float">
            <text:p>66490</text:p>
          </table:table-cell>
          <table:table-cell office:value-type="float" office:value="109374" calcext:value-type="float">
            <text:p>109374</text:p>
          </table:table-cell>
          <table:table-cell office:value-type="float" office:value="160839" calcext:value-type="float">
            <text:p>160839</text:p>
          </table:table-cell>
          <table:table-cell office:value-type="float" office:value="185550" calcext:value-type="float">
            <text:p>185550</text:p>
          </table:table-cell>
          <table:table-cell office:value-type="float" office:value="180063" calcext:value-type="float">
            <text:p>180063</text:p>
          </table:table-cell>
          <table:table-cell office:value-type="float" office:value="192051" calcext:value-type="float">
            <text:p>192051</text:p>
          </table:table-cell>
        </table:table-row>
        <table:table-row table:style-name="ro2">
          <table:table-cell office:value-type="string" calcext:value-type="string">
            <text:p><text:a xlink:href="javascript:sym(8694)" xlink:type="simple">Gwacheon</text:a></text:p>
          </table:table-cell>
          <table:table-cell office:value-type="string" calcext:value-type="string">
            <text:p>과천시</text:p>
          </table:table-cell>
          <table:table-cell office:value-type="string" calcext:value-type="string">
            <text:p>GYG</text:p>
          </table:table-cell>
          <table:table-cell office:value-type="float" office:value="16074" calcext:value-type="float">
            <text:p>16074</text:p>
          </table:table-cell>
          <table:table-cell office:value-type="float" office:value="72353" calcext:value-type="float">
            <text:p>72353</text:p>
          </table:table-cell>
          <table:table-cell office:value-type="float" office:value="66706" calcext:value-type="float">
            <text:p>66706</text:p>
          </table:table-cell>
          <table:table-cell office:value-type="float" office:value="66704" calcext:value-type="float">
            <text:p>66704</text:p>
          </table:table-cell>
          <table:table-cell office:value-type="float" office:value="64817" calcext:value-type="float">
            <text:p>64817</text:p>
          </table:table-cell>
          <table:table-cell office:value-type="float" office:value="58018" calcext:value-type="float">
            <text:p>58018</text:p>
          </table:table-cell>
        </table:table-row>
        <table:table-row table:style-name="ro2">
          <table:table-cell office:value-type="string" calcext:value-type="string">
            <text:p><text:a xlink:href="javascript:sym(10784)" xlink:type="simple">Gwangju</text:a></text:p>
          </table:table-cell>
          <table:table-cell office:value-type="string" calcext:value-type="string">
            <text:p>광주시</text:p>
          </table:table-cell>
          <table:table-cell office:value-type="string" calcext:value-type="string">
            <text:p>GYG</text:p>
          </table:table-cell>
          <table:table-cell office:value-type="float" office:value="57367" calcext:value-type="float">
            <text:p>57367</text:p>
          </table:table-cell>
          <table:table-cell office:value-type="float" office:value="76593" calcext:value-type="float">
            <text:p>76593</text:p>
          </table:table-cell>
          <table:table-cell office:value-type="float" office:value="125943" calcext:value-type="float">
            <text:p>125943</text:p>
          </table:table-cell>
          <table:table-cell office:value-type="float" office:value="228747" calcext:value-type="float">
            <text:p>228747</text:p>
          </table:table-cell>
          <table:table-cell office:value-type="float" office:value="310278" calcext:value-type="float">
            <text:p>310278</text:p>
          </table:table-cell>
          <table:table-cell office:value-type="float" office:value="385141" calcext:value-type="float">
            <text:p>385141</text:p>
          </table:table-cell>
        </table:table-row>
        <table:table-row table:style-name="ro2">
          <table:table-cell office:value-type="string" calcext:value-type="string">
            <text:p><text:a xlink:href="javascript:sym(7694)" xlink:type="simple">Gwangju</text:a></text:p>
          </table:table-cell>
          <table:table-cell office:value-type="string" calcext:value-type="string">
            <text:p>광주광역시</text:p>
          </table:table-cell>
          <table:table-cell office:value-type="string" calcext:value-type="string">
            <text:p>GWA</text:p>
          </table:table-cell>
          <table:table-cell office:value-type="float" office:value="856545" calcext:value-type="float">
            <text:p>856545</text:p>
          </table:table-cell>
          <table:table-cell office:value-type="float" office:value="1139003" calcext:value-type="float">
            <text:p>1139003</text:p>
          </table:table-cell>
          <table:table-cell office:value-type="float" office:value="1352797" calcext:value-type="float">
            <text:p>1352797</text:p>
          </table:table-cell>
          <table:table-cell office:value-type="float" office:value="1475745" calcext:value-type="float">
            <text:p>1475745</text:p>
          </table:table-cell>
          <table:table-cell office:value-type="float" office:value="1502881" calcext:value-type="float">
            <text:p>1502881</text:p>
          </table:table-cell>
          <table:table-cell office:value-type="float" office:value="1477573" calcext:value-type="float">
            <text:p>1477573</text:p>
          </table:table-cell>
        </table:table-row>
        <table:table-row table:style-name="ro2">
          <table:table-cell office:value-type="string" calcext:value-type="string">
            <text:p><text:a xlink:href="javascript:sym(7695)" xlink:type="simple">Gwangmyeong</text:a></text:p>
          </table:table-cell>
          <table:table-cell office:value-type="string" calcext:value-type="string">
            <text:p>광명시</text:p>
          </table:table-cell>
          <table:table-cell office:value-type="string" calcext:value-type="string">
            <text:p>GYG</text:p>
          </table:table-cell>
          <table:table-cell office:value-type="float" office:value="145870" calcext:value-type="float">
            <text:p>145870</text:p>
          </table:table-cell>
          <table:table-cell office:value-type="float" office:value="328593" calcext:value-type="float">
            <text:p>328593</text:p>
          </table:table-cell>
          <table:table-cell office:value-type="float" office:value="334089" calcext:value-type="float">
            <text:p>334089</text:p>
          </table:table-cell>
          <table:table-cell office:value-type="float" office:value="329010" calcext:value-type="float">
            <text:p>329010</text:p>
          </table:table-cell>
          <table:table-cell office:value-type="float" office:value="338509" calcext:value-type="float">
            <text:p>338509</text:p>
          </table:table-cell>
          <table:table-cell office:value-type="float" office:value="298116" calcext:value-type="float">
            <text:p>298116</text:p>
          </table:table-cell>
        </table:table-row>
        <table:table-row table:style-name="ro2">
          <table:table-cell office:value-type="string" calcext:value-type="string">
            <text:p><text:a xlink:href="javascript:sym(8113)" xlink:type="simple">Gwangyang</text:a></text:p>
          </table:table-cell>
          <table:table-cell office:value-type="string" calcext:value-type="string">
            <text:p>광양시</text:p>
          </table:table-cell>
          <table:table-cell office:value-type="string" calcext:value-type="string">
            <text:p>JEN</text:p>
          </table:table-cell>
          <table:table-cell office:value-type="float" office:value="78635" calcext:value-type="float">
            <text:p>78635</text:p>
          </table:table-cell>
          <table:table-cell office:value-type="float" office:value="150291" calcext:value-type="float">
            <text:p>150291</text:p>
          </table:table-cell>
          <table:table-cell office:value-type="float" office:value="132639" calcext:value-type="float">
            <text:p>132639</text:p>
          </table:table-cell>
          <table:table-cell office:value-type="float" office:value="137810" calcext:value-type="float">
            <text:p>137810</text:p>
          </table:table-cell>
          <table:table-cell office:value-type="float" office:value="144414" calcext:value-type="float">
            <text:p>144414</text:p>
          </table:table-cell>
          <table:table-cell office:value-type="float" office:value="143928" calcext:value-type="float">
            <text:p>143928</text:p>
          </table:table-cell>
        </table:table-row>
        <table:table-row table:style-name="ro2">
          <table:table-cell office:value-type="string" calcext:value-type="string">
            <text:p><text:a xlink:href="javascript:sym(7696)" xlink:type="simple">Gyeongju</text:a></text:p>
          </table:table-cell>
          <table:table-cell office:value-type="string" calcext:value-type="string">
            <text:p>경주시</text:p>
          </table:table-cell>
          <table:table-cell office:value-type="string" calcext:value-type="string">
            <text:p>GSB</text:p>
          </table:table-cell>
          <table:table-cell office:value-type="float" office:value="289234" calcext:value-type="float">
            <text:p>289234</text:p>
          </table:table-cell>
          <table:table-cell office:value-type="float" office:value="267491" calcext:value-type="float">
            <text:p>267491</text:p>
          </table:table-cell>
          <table:table-cell office:value-type="float" office:value="275842" calcext:value-type="float">
            <text:p>275842</text:p>
          </table:table-cell>
          <table:table-cell office:value-type="float" office:value="256150" calcext:value-type="float">
            <text:p>256150</text:p>
          </table:table-cell>
          <table:table-cell office:value-type="float" office:value="262310" calcext:value-type="float">
            <text:p>262310</text:p>
          </table:table-cell>
          <table:table-cell office:value-type="float" office:value="261778" calcext:value-type="float">
            <text:p>261778</text:p>
          </table:table-cell>
        </table:table-row>
        <table:table-row table:style-name="ro2">
          <table:table-cell office:value-type="string" calcext:value-type="string">
            <text:p><text:a xlink:href="javascript:sym(8114)" xlink:type="simple">Gyeongsan</text:a></text:p>
          </table:table-cell>
          <table:table-cell office:value-type="string" calcext:value-type="string">
            <text:p>경산시</text:p>
          </table:table-cell>
          <table:table-cell office:value-type="string" calcext:value-type="string">
            <text:p>GSB</text:p>
          </table:table-cell>
          <table:table-cell office:value-type="float" office:value="134110" calcext:value-type="float">
            <text:p>134110</text:p>
          </table:table-cell>
          <table:table-cell office:value-type="float" office:value="145074" calcext:value-type="float">
            <text:p>145074</text:p>
          </table:table-cell>
          <table:table-cell office:value-type="float" office:value="228206" calcext:value-type="float">
            <text:p>228206</text:p>
          </table:table-cell>
          <table:table-cell office:value-type="float" office:value="266036" calcext:value-type="float">
            <text:p>266036</text:p>
          </table:table-cell>
          <table:table-cell office:value-type="float" office:value="278500" calcext:value-type="float">
            <text:p>278500</text:p>
          </table:table-cell>
          <table:table-cell office:value-type="float" office:value="283733" calcext:value-type="float">
            <text:p>283733</text:p>
          </table:table-cell>
        </table:table-row>
        <table:table-row table:style-name="ro2">
          <table:table-cell office:value-type="string" calcext:value-type="string">
            <text:p><text:a xlink:href="javascript:sym(24964)" xlink:type="simple">Gyeryong</text:a></text:p>
          </table:table-cell>
          <table:table-cell office:value-type="string" calcext:value-type="string">
            <text:p>계룡시</text:p>
          </table:table-cell>
          <table:table-cell office:value-type="string" calcext:value-type="string">
            <text:p>CCN</text:p>
          </table:table-cell>
          <table:table-cell office:value-type="float" office:value="10592" calcext:value-type="float">
            <text:p>10592</text:p>
          </table:table-cell>
          <table:table-cell office:value-type="float" office:value="11684" calcext:value-type="float">
            <text:p>11684</text:p>
          </table:table-cell>
          <table:table-cell office:value-type="float" office:value="27122" calcext:value-type="float">
            <text:p>27122</text:p>
          </table:table-cell>
          <table:table-cell office:value-type="float" office:value="41528" calcext:value-type="float">
            <text:p>41528</text:p>
          </table:table-cell>
          <table:table-cell office:value-type="float" office:value="39243" calcext:value-type="float">
            <text:p>39243</text:p>
          </table:table-cell>
          <table:table-cell office:value-type="float" office:value="40854" calcext:value-type="float">
            <text:p>40854</text:p>
          </table:table-cell>
        </table:table-row>
        <table:table-row table:style-name="ro2">
          <table:table-cell office:value-type="string" calcext:value-type="string">
            <text:p><text:a xlink:href="javascript:sym(7697)" xlink:type="simple">Hanam</text:a></text:p>
          </table:table-cell>
          <table:table-cell office:value-type="string" calcext:value-type="string">
            <text:p>하남시</text:p>
          </table:table-cell>
          <table:table-cell office:value-type="string" calcext:value-type="string">
            <text:p>GYG</text:p>
          </table:table-cell>
          <table:table-cell office:value-type="float" office:value="49379" calcext:value-type="float">
            <text:p>49379</text:p>
          </table:table-cell>
          <table:table-cell office:value-type="float" office:value="101325" calcext:value-type="float">
            <text:p>101325</text:p>
          </table:table-cell>
          <table:table-cell office:value-type="float" office:value="120513" calcext:value-type="float">
            <text:p>120513</text:p>
          </table:table-cell>
          <table:table-cell office:value-type="float" office:value="138829" calcext:value-type="float">
            <text:p>138829</text:p>
          </table:table-cell>
          <table:table-cell office:value-type="float" office:value="154838" calcext:value-type="float">
            <text:p>154838</text:p>
          </table:table-cell>
          <table:table-cell office:value-type="float" office:value="279795" calcext:value-type="float">
            <text:p>279795</text:p>
          </table:table-cell>
        </table:table-row>
        <table:table-row table:style-name="ro2">
          <table:table-cell office:value-type="string" calcext:value-type="string">
            <text:p><text:a xlink:href="javascript:sym(19549)" xlink:type="simple">Hwaseong</text:a></text:p>
          </table:table-cell>
          <table:table-cell office:value-type="string" calcext:value-type="string">
            <text:p>화성시</text:p>
          </table:table-cell>
          <table:table-cell office:value-type="string" calcext:value-type="string">
            <text:p>GYG</text:p>
          </table:table-cell>
          <table:table-cell office:value-type="float" office:value="160067" calcext:value-type="float">
            <text:p>160067</text:p>
          </table:table-cell>
          <table:table-cell office:value-type="float" office:value="170779" calcext:value-type="float">
            <text:p>170779</text:p>
          </table:table-cell>
          <table:table-cell office:value-type="float" office:value="189467" calcext:value-type="float">
            <text:p>189467</text:p>
          </table:table-cell>
          <table:table-cell office:value-type="float" office:value="488758" calcext:value-type="float">
            <text:p>488758</text:p>
          </table:table-cell>
          <table:table-cell office:value-type="float" office:value="608725" calcext:value-type="float">
            <text:p>608725</text:p>
          </table:table-cell>
          <table:table-cell office:value-type="float" office:value="880859" calcext:value-type="float">
            <text:p>880859</text:p>
          </table:table-cell>
        </table:table-row>
        <table:table-row table:style-name="ro2">
          <table:table-cell office:value-type="string" calcext:value-type="string">
            <text:p><text:a xlink:href="javascript:sym(10778)" xlink:type="simple">Icheon</text:a></text:p>
          </table:table-cell>
          <table:table-cell office:value-type="string" calcext:value-type="string">
            <text:p>이천시</text:p>
          </table:table-cell>
          <table:table-cell office:value-type="string" calcext:value-type="string">
            <text:p>GYG</text:p>
          </table:table-cell>
          <table:table-cell office:value-type="float" office:value="109219" calcext:value-type="float">
            <text:p>109219</text:p>
          </table:table-cell>
          <table:table-cell office:value-type="float" office:value="148719" calcext:value-type="float">
            <text:p>148719</text:p>
          </table:table-cell>
          <table:table-cell office:value-type="float" office:value="179719" calcext:value-type="float">
            <text:p>179719</text:p>
          </table:table-cell>
          <table:table-cell office:value-type="float" office:value="195175" calcext:value-type="float">
            <text:p>195175</text:p>
          </table:table-cell>
          <table:table-cell office:value-type="float" office:value="209003" calcext:value-type="float">
            <text:p>209003</text:p>
          </table:table-cell>
          <table:table-cell office:value-type="float" office:value="226212" calcext:value-type="float">
            <text:p>226212</text:p>
          </table:table-cell>
        </table:table-row>
        <table:table-row table:style-name="ro2">
          <table:table-cell office:value-type="string" calcext:value-type="string">
            <text:p><text:a xlink:href="javascript:sym(7699)" xlink:type="simple">Iksan</text:a></text:p>
          </table:table-cell>
          <table:table-cell office:value-type="string" calcext:value-type="string">
            <text:p>익산시</text:p>
          </table:table-cell>
          <table:table-cell office:value-type="string" calcext:value-type="string">
            <text:p>JEB</text:p>
          </table:table-cell>
          <table:table-cell office:value-type="float" office:value="301312" calcext:value-type="float">
            <text:p>301312</text:p>
          </table:table-cell>
          <table:table-cell office:value-type="float" office:value="309380" calcext:value-type="float">
            <text:p>309380</text:p>
          </table:table-cell>
          <table:table-cell office:value-type="float" office:value="323687" calcext:value-type="float">
            <text:p>323687</text:p>
          </table:table-cell>
          <table:table-cell office:value-type="float" office:value="296366" calcext:value-type="float">
            <text:p>296366</text:p>
          </table:table-cell>
          <table:table-cell office:value-type="float" office:value="301723" calcext:value-type="float">
            <text:p>301723</text:p>
          </table:table-cell>
          <table:table-cell office:value-type="float" office:value="285312" calcext:value-type="float">
            <text:p>285312</text:p>
          </table:table-cell>
        </table:table-row>
        <table:table-row table:style-name="ro2">
          <table:table-cell office:value-type="string" calcext:value-type="string">
            <text:p><text:a xlink:href="javascript:sym(7698)" xlink:type="simple">Incheon</text:a></text:p>
          </table:table-cell>
          <table:table-cell office:value-type="string" calcext:value-type="string">
            <text:p>인천광역시</text:p>
          </table:table-cell>
          <table:table-cell office:value-type="string" calcext:value-type="string">
            <text:p>INC</text:p>
          </table:table-cell>
          <table:table-cell office:value-type="float" office:value="1230101" calcext:value-type="float">
            <text:p>1230101</text:p>
          </table:table-cell>
          <table:table-cell office:value-type="float" office:value="1922608" calcext:value-type="float">
            <text:p>1922608</text:p>
          </table:table-cell>
          <table:table-cell office:value-type="float" office:value="2475139" calcext:value-type="float">
            <text:p>2475139</text:p>
          </table:table-cell>
          <table:table-cell office:value-type="float" office:value="2662509" calcext:value-type="float">
            <text:p>2662509</text:p>
          </table:table-cell>
          <table:table-cell office:value-type="float" office:value="2890451" calcext:value-type="float">
            <text:p>2890451</text:p>
          </table:table-cell>
          <table:table-cell office:value-type="float" office:value="2945454" calcext:value-type="float">
            <text:p>2945454</text:p>
          </table:table-cell>
        </table:table-row>
        <table:table-row table:style-name="ro2">
          <table:table-cell office:value-type="string" calcext:value-type="string">
            <text:p><text:a xlink:href="javascript:sym(7700)" xlink:type="simple">Jecheon</text:a></text:p>
          </table:table-cell>
          <table:table-cell office:value-type="string" calcext:value-type="string">
            <text:p>제천시</text:p>
          </table:table-cell>
          <table:table-cell office:value-type="string" calcext:value-type="string">
            <text:p>CCB</text:p>
          </table:table-cell>
          <table:table-cell office:value-type="float" office:value="161973" calcext:value-type="float">
            <text:p>161973</text:p>
          </table:table-cell>
          <table:table-cell office:value-type="float" office:value="137765" calcext:value-type="float">
            <text:p>137765</text:p>
          </table:table-cell>
          <table:table-cell office:value-type="float" office:value="143710" calcext:value-type="float">
            <text:p>143710</text:p>
          </table:table-cell>
          <table:table-cell office:value-type="float" office:value="134698" calcext:value-type="float">
            <text:p>134698</text:p>
          </table:table-cell>
          <table:table-cell office:value-type="float" office:value="136350" calcext:value-type="float">
            <text:p>136350</text:p>
          </table:table-cell>
          <table:table-cell office:value-type="float" office:value="134768" calcext:value-type="float">
            <text:p>134768</text:p>
          </table:table-cell>
        </table:table-row>
        <table:table-row table:style-name="ro2">
          <table:table-cell office:value-type="string" calcext:value-type="string">
            <text:p><text:a xlink:href="javascript:sym(7701)" xlink:type="simple">Jeju</text:a></text:p>
          </table:table-cell>
          <table:table-cell office:value-type="string" calcext:value-type="string">
            <text:p>제주시</text:p>
          </table:table-cell>
          <table:table-cell office:value-type="string" calcext:value-type="string">
            <text:p>JEJ</text:p>
          </table:table-cell>
          <table:table-cell office:value-type="float" office:value="290116" calcext:value-type="float">
            <text:p>290116</text:p>
          </table:table-cell>
          <table:table-cell office:value-type="float" office:value="341482" calcext:value-type="float">
            <text:p>341482</text:p>
          </table:table-cell>
          <table:table-cell office:value-type="float" office:value="367364" calcext:value-type="float">
            <text:p>367364</text:p>
          </table:table-cell>
          <table:table-cell office:value-type="float" office:value="401192" calcext:value-type="float">
            <text:p>401192</text:p>
          </table:table-cell>
          <table:table-cell office:value-type="float" office:value="451758" calcext:value-type="float">
            <text:p>451758</text:p>
          </table:table-cell>
          <table:table-cell office:value-type="float" office:value="492306" calcext:value-type="float">
            <text:p>492306</text:p>
          </table:table-cell>
        </table:table-row>
        <table:table-row table:style-name="ro2">
          <table:table-cell office:value-type="string" calcext:value-type="string">
            <text:p><text:a xlink:href="javascript:sym(8106)" xlink:type="simple">Jeongeup</text:a></text:p>
          </table:table-cell>
          <table:table-cell office:value-type="string" calcext:value-type="string">
            <text:p>정읍시</text:p>
          </table:table-cell>
          <table:table-cell office:value-type="string" calcext:value-type="string">
            <text:p>JEB</text:p>
          </table:table-cell>
          <table:table-cell office:value-type="float" office:value="220950" calcext:value-type="float">
            <text:p>220950</text:p>
          </table:table-cell>
          <table:table-cell office:value-type="float" office:value="185323" calcext:value-type="float">
            <text:p>185323</text:p>
          </table:table-cell>
          <table:table-cell office:value-type="float" office:value="129152" calcext:value-type="float">
            <text:p>129152</text:p>
          </table:table-cell>
          <table:table-cell office:value-type="float" office:value="110352" calcext:value-type="float">
            <text:p>110352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6706" calcext:value-type="float">
            <text:p>106706</text:p>
          </table:table-cell>
        </table:table-row>
        <table:table-row table:style-name="ro2">
          <table:table-cell office:value-type="string" calcext:value-type="string">
            <text:p><text:a xlink:href="javascript:sym(7702)" xlink:type="simple">Jeonju</text:a></text:p>
          </table:table-cell>
          <table:table-cell office:value-type="string" calcext:value-type="string">
            <text:p>전주시</text:p>
          </table:table-cell>
          <table:table-cell office:value-type="string" calcext:value-type="string">
            <text:p>JEB</text:p>
          </table:table-cell>
          <table:table-cell office:value-type="float" office:value="387645" calcext:value-type="float">
            <text:p>387645</text:p>
          </table:table-cell>
          <table:table-cell office:value-type="float" office:value="517059" calcext:value-type="float">
            <text:p>517059</text:p>
          </table:table-cell>
          <table:table-cell office:value-type="float" office:value="616468" calcext:value-type="float">
            <text:p>616468</text:p>
          </table:table-cell>
          <table:table-cell office:value-type="float" office:value="649728" calcext:value-type="float">
            <text:p>649728</text:p>
          </table:table-cell>
          <table:table-cell office:value-type="float" office:value="658172" calcext:value-type="float">
            <text:p>658172</text:p>
          </table:table-cell>
          <table:table-cell office:value-type="float" office:value="666517" calcext:value-type="float">
            <text:p>666517</text:p>
          </table:table-cell>
        </table:table-row>
        <table:table-row table:style-name="ro2">
          <table:table-cell office:value-type="string" calcext:value-type="string">
            <text:p><text:a xlink:href="javascript:sym(7704)" xlink:type="simple">Jinju</text:a></text:p>
          </table:table-cell>
          <table:table-cell office:value-type="string" calcext:value-type="string">
            <text:p>진주시</text:p>
          </table:table-cell>
          <table:table-cell office:value-type="string" calcext:value-type="string">
            <text:p>GSN</text:p>
          </table:table-cell>
          <table:table-cell office:value-type="float" office:value="303523" calcext:value-type="float">
            <text:p>303523</text:p>
          </table:table-cell>
          <table:table-cell office:value-type="float" office:value="328700" calcext:value-type="float">
            <text:p>328700</text:p>
          </table:table-cell>
          <table:table-cell office:value-type="float" office:value="339791" calcext:value-type="float">
            <text:p>339791</text:p>
          </table:table-cell>
          <table:table-cell office:value-type="float" office:value="337896" calcext:value-type="float">
            <text:p>337896</text:p>
          </table:table-cell>
          <table:table-cell office:value-type="float" office:value="349788" calcext:value-type="float">
            <text:p>349788</text:p>
          </table:table-cell>
          <table:table-cell office:value-type="float" office:value="352403" calcext:value-type="float">
            <text:p>352403</text:p>
          </table:table-cell>
        </table:table-row>
        <table:table-row table:style-name="ro2">
          <table:table-cell office:value-type="string" calcext:value-type="string">
            <text:p><text:a xlink:href="javascript:sym(8115)" xlink:type="simple">Miryang</text:a></text:p>
          </table:table-cell>
          <table:table-cell office:value-type="string" calcext:value-type="string">
            <text:p>밀양시</text:p>
          </table:table-cell>
          <table:table-cell office:value-type="string" calcext:value-type="string">
            <text:p>GSN</text:p>
          </table:table-cell>
          <table:table-cell office:value-type="float" office:value="161564" calcext:value-type="float">
            <text:p>161564</text:p>
          </table:table-cell>
          <table:table-cell office:value-type="float" office:value="133043" calcext:value-type="float">
            <text:p>133043</text:p>
          </table:table-cell>
          <table:table-cell office:value-type="float" office:value="115962" calcext:value-type="float">
            <text:p>115962</text:p>
          </table:table-cell>
          <table:table-cell office:value-type="float" office:value="99128" calcext:value-type="float">
            <text:p>99128</text:p>
          </table:table-cell>
          <table:table-cell office:value-type="float" office:value="103069" calcext:value-type="float">
            <text:p>103069</text:p>
          </table:table-cell>
          <table:table-cell office:value-type="float" office:value="103228" calcext:value-type="float">
            <text:p>103228</text:p>
          </table:table-cell>
        </table:table-row>
        <table:table-row table:style-name="ro2">
          <table:table-cell office:value-type="string" calcext:value-type="string">
            <text:p><text:a xlink:href="javascript:sym(7706)" xlink:type="simple">Mokpo</text:a></text:p>
          </table:table-cell>
          <table:table-cell office:value-type="string" calcext:value-type="string">
            <text:p>목포시</text:p>
          </table:table-cell>
          <table:table-cell office:value-type="string" calcext:value-type="string">
            <text:p>JEN</text:p>
          </table:table-cell>
          <table:table-cell office:value-type="float" office:value="221814" calcext:value-type="float">
            <text:p>221814</text:p>
          </table:table-cell>
          <table:table-cell office:value-type="float" office:value="243064" calcext:value-type="float">
            <text:p>243064</text:p>
          </table:table-cell>
          <table:table-cell office:value-type="float" office:value="250480" calcext:value-type="float">
            <text:p>250480</text:p>
          </table:table-cell>
          <table:table-cell office:value-type="float" office:value="249960" calcext:value-type="float">
            <text:p>249960</text:p>
          </table:table-cell>
          <table:table-cell office:value-type="float" office:value="239524" calcext:value-type="float">
            <text:p>239524</text:p>
          </table:table-cell>
          <table:table-cell office:value-type="float" office:value="224509" calcext:value-type="float">
            <text:p>224509</text:p>
          </table:table-cell>
        </table:table-row>
        <table:table-row table:style-name="ro2">
          <table:table-cell office:value-type="string" calcext:value-type="string">
            <text:p><text:a xlink:href="javascript:sym(8699)" xlink:type="simple">Mungyeong</text:a></text:p>
          </table:table-cell>
          <table:table-cell office:value-type="string" calcext:value-type="string">
            <text:p>문경시</text:p>
          </table:table-cell>
          <table:table-cell office:value-type="string" calcext:value-type="string">
            <text:p>GSB</text:p>
          </table:table-cell>
          <table:table-cell office:value-type="float" office:value="147242" calcext:value-type="float">
            <text:p>147242</text:p>
          </table:table-cell>
          <table:table-cell office:value-type="float" office:value="119416" calcext:value-type="float">
            <text:p>119416</text:p>
          </table:table-cell>
          <table:table-cell office:value-type="float" office:value="90846" calcext:value-type="float">
            <text:p>90846</text:p>
          </table:table-cell>
          <table:table-cell office:value-type="float" office:value="69021" calcext:value-type="float">
            <text:p>69021</text:p>
          </table:table-cell>
          <table:table-cell office:value-type="float" office:value="71863" calcext:value-type="float">
            <text:p>71863</text:p>
          </table:table-cell>
          <table:table-cell office:value-type="float" office:value="68212" calcext:value-type="float">
            <text:p>68212</text:p>
          </table:table-cell>
        </table:table-row>
        <table:table-row table:style-name="ro2">
          <table:table-cell office:value-type="string" calcext:value-type="string">
            <text:p><text:a xlink:href="javascript:sym(8116)" xlink:type="simple">Naju</text:a></text:p>
          </table:table-cell>
          <table:table-cell office:value-type="string" calcext:value-type="string">
            <text:p>나주시</text:p>
          </table:table-cell>
          <table:table-cell office:value-type="string" calcext:value-type="string">
            <text:p>JEN</text:p>
          </table:table-cell>
          <table:table-cell office:value-type="float" office:value="186005" calcext:value-type="float">
            <text:p>186005</text:p>
          </table:table-cell>
          <table:table-cell office:value-type="float" office:value="158634" calcext:value-type="float">
            <text:p>158634</text:p>
          </table:table-cell>
          <table:table-cell office:value-type="float" office:value="99533" calcext:value-type="float">
            <text:p>99533</text:p>
          </table:table-cell>
          <table:table-cell office:value-type="float" office:value="78679" calcext:value-type="float">
            <text:p>78679</text:p>
          </table:table-cell>
          <table:table-cell office:value-type="float" office:value="92582" calcext:value-type="float">
            <text:p>92582</text:p>
          </table:table-cell>
          <table:table-cell office:value-type="float" office:value="113293" calcext:value-type="float">
            <text:p>113293</text:p>
          </table:table-cell>
        </table:table-row>
        <table:table-row table:style-name="ro2">
          <table:table-cell office:value-type="string" calcext:value-type="string">
            <text:p><text:a xlink:href="javascript:sym(8117)" xlink:type="simple">Namwon</text:a></text:p>
          </table:table-cell>
          <table:table-cell office:value-type="string" calcext:value-type="string">
            <text:p>남원시</text:p>
          </table:table-cell>
          <table:table-cell office:value-type="string" calcext:value-type="string">
            <text:p>JEB</text:p>
          </table:table-cell>
          <table:table-cell office:value-type="float" office:value="155088" calcext:value-type="float">
            <text:p>155088</text:p>
          </table:table-cell>
          <table:table-cell office:value-type="float" office:value="124524" calcext:value-type="float">
            <text:p>124524</text:p>
          </table:table-cell>
          <table:table-cell office:value-type="float" office:value="94926" calcext:value-type="float">
            <text:p>94926</text:p>
          </table:table-cell>
          <table:table-cell office:value-type="float" office:value="78770" calcext:value-type="float">
            <text:p>78770</text:p>
          </table:table-cell>
          <table:table-cell office:value-type="float" office:value="80499" calcext:value-type="float">
            <text:p>80499</text:p>
          </table:table-cell>
          <table:table-cell office:value-type="float" office:value="78097" calcext:value-type="float">
            <text:p>78097</text:p>
          </table:table-cell>
        </table:table-row>
        <table:table-row table:style-name="ro2">
          <table:table-cell office:value-type="string" calcext:value-type="string">
            <text:p><text:a xlink:href="javascript:sym(8118)" xlink:type="simple">Namyangju</text:a></text:p>
          </table:table-cell>
          <table:table-cell office:value-type="string" calcext:value-type="string">
            <text:p>남양주시</text:p>
          </table:table-cell>
          <table:table-cell office:value-type="string" calcext:value-type="string">
            <text:p>GYG</text:p>
          </table:table-cell>
          <table:table-cell office:value-type="float" office:value="124989" calcext:value-type="float">
            <text:p>124989</text:p>
          </table:table-cell>
          <table:table-cell office:value-type="float" office:value="200312" calcext:value-type="float">
            <text:p>200312</text:p>
          </table:table-cell>
          <table:table-cell office:value-type="float" office:value="340932" calcext:value-type="float">
            <text:p>340932</text:p>
          </table:table-cell>
          <table:table-cell office:value-type="float" office:value="529898" calcext:value-type="float">
            <text:p>529898</text:p>
          </table:table-cell>
          <table:table-cell office:value-type="float" office:value="629061" calcext:value-type="float">
            <text:p>629061</text:p>
          </table:table-cell>
          <table:table-cell office:value-type="float" office:value="696033" calcext:value-type="float">
            <text:p>696033</text:p>
          </table:table-cell>
        </table:table-row>
        <table:table-row table:style-name="ro2">
          <table:table-cell office:value-type="string" calcext:value-type="string">
            <text:p><text:a xlink:href="javascript:sym(10787)" xlink:type="simple">Nonsan</text:a></text:p>
          </table:table-cell>
          <table:table-cell office:value-type="string" calcext:value-type="string">
            <text:p>논산시</text:p>
          </table:table-cell>
          <table:table-cell office:value-type="string" calcext:value-type="string">
            <text:p>CCN</text:p>
          </table:table-cell>
          <table:table-cell office:value-type="float" office:value="196700" calcext:value-type="float">
            <text:p>196700</text:p>
          </table:table-cell>
          <table:table-cell office:value-type="float" office:value="175752" calcext:value-type="float">
            <text:p>175752</text:p>
          </table:table-cell>
          <table:table-cell office:value-type="float" office:value="137452" calcext:value-type="float">
            <text:p>137452</text:p>
          </table:table-cell>
          <table:table-cell office:value-type="float" office:value="119222" calcext:value-type="float">
            <text:p>119222</text:p>
          </table:table-cell>
          <table:table-cell office:value-type="float" office:value="124246" calcext:value-type="float">
            <text:p>124246</text:p>
          </table:table-cell>
          <table:table-cell office:value-type="float" office:value="119707" calcext:value-type="float">
            <text:p>119707</text:p>
          </table:table-cell>
        </table:table-row>
        <table:table-row table:style-name="ro2">
          <table:table-cell office:value-type="string" calcext:value-type="string">
            <text:p><text:a xlink:href="javascript:sym(8695)" xlink:type="simple">Osan</text:a></text:p>
          </table:table-cell>
          <table:table-cell office:value-type="string" calcext:value-type="string">
            <text:p>오산시</text:p>
          </table:table-cell>
          <table:table-cell office:value-type="string" calcext:value-type="string">
            <text:p>GYG</text:p>
          </table:table-cell>
          <table:table-cell office:value-type="float" office:value="44840" calcext:value-type="float">
            <text:p>44840</text:p>
          </table:table-cell>
          <table:table-cell office:value-type="float" office:value="59482" calcext:value-type="float">
            <text:p>59482</text:p>
          </table:table-cell>
          <table:table-cell office:value-type="float" office:value="102697" calcext:value-type="float">
            <text:p>102697</text:p>
          </table:table-cell>
          <table:table-cell office:value-type="float" office:value="183890" calcext:value-type="float">
            <text:p>183890</text:p>
          </table:table-cell>
          <table:table-cell office:value-type="float" office:value="213840" calcext:value-type="float">
            <text:p>213840</text:p>
          </table:table-cell>
          <table:table-cell office:value-type="float" office:value="240645" calcext:value-type="float">
            <text:p>240645</text:p>
          </table:table-cell>
        </table:table-row>
        <table:table-row table:style-name="ro2">
          <table:table-cell office:value-type="string" calcext:value-type="string">
            <text:p><text:a xlink:href="javascript:sym(19550)" xlink:type="simple">Paju</text:a></text:p>
          </table:table-cell>
          <table:table-cell office:value-type="string" calcext:value-type="string">
            <text:p>파주시</text:p>
          </table:table-cell>
          <table:table-cell office:value-type="string" calcext:value-type="string">
            <text:p>GYG</text:p>
          </table:table-cell>
          <table:table-cell office:value-type="float" office:value="165098" calcext:value-type="float">
            <text:p>165098</text:p>
          </table:table-cell>
          <table:table-cell office:value-type="float" office:value="185028" calcext:value-type="float">
            <text:p>185028</text:p>
          </table:table-cell>
          <table:table-cell office:value-type="float" office:value="178434" calcext:value-type="float">
            <text:p>178434</text:p>
          </table:table-cell>
          <table:table-cell office:value-type="float" office:value="328128" calcext:value-type="float">
            <text:p>328128</text:p>
          </table:table-cell>
          <table:table-cell office:value-type="float" office:value="415345" calcext:value-type="float">
            <text:p>415345</text:p>
          </table:table-cell>
          <table:table-cell office:value-type="float" office:value="460541" calcext:value-type="float">
            <text:p>460541</text:p>
          </table:table-cell>
        </table:table-row>
        <table:table-row table:style-name="ro2">
          <table:table-cell office:value-type="string" calcext:value-type="string">
            <text:p><text:a xlink:href="javascript:sym(20457)" xlink:type="simple">Pocheon</text:a></text:p>
          </table:table-cell>
          <table:table-cell office:value-type="string" calcext:value-type="string">
            <text:p>포천시</text:p>
          </table:table-cell>
          <table:table-cell office:value-type="string" calcext:value-type="string">
            <text:p>GYG</text:p>
          </table:table-cell>
          <table:table-cell office:value-type="float" office:value="107653" calcext:value-type="float">
            <text:p>107653</text:p>
          </table:table-cell>
          <table:table-cell office:value-type="float" office:value="110958" calcext:value-type="float">
            <text:p>110958</text:p>
          </table:table-cell>
          <table:table-cell office:value-type="float" office:value="138654" calcext:value-type="float">
            <text:p>138654</text:p>
          </table:table-cell>
          <table:table-cell office:value-type="float" office:value="140997" calcext:value-type="float">
            <text:p>140997</text:p>
          </table:table-cell>
          <table:table-cell office:value-type="float" office:value="163388" calcext:value-type="float">
            <text:p>163388</text:p>
          </table:table-cell>
          <table:table-cell office:value-type="float" office:value="157939" calcext:value-type="float">
            <text:p>157939</text:p>
          </table:table-cell>
        </table:table-row>
        <table:table-row table:style-name="ro2">
          <table:table-cell office:value-type="string" calcext:value-type="string">
            <text:p><text:a xlink:href="javascript:sym(7707)" xlink:type="simple">Pohang</text:a></text:p>
          </table:table-cell>
          <table:table-cell office:value-type="string" calcext:value-type="string">
            <text:p>포항시</text:p>
          </table:table-cell>
          <table:table-cell office:value-type="string" calcext:value-type="string">
            <text:p>GSB</text:p>
          </table:table-cell>
          <table:table-cell office:value-type="float" office:value="396383" calcext:value-type="float">
            <text:p>396383</text:p>
          </table:table-cell>
          <table:table-cell office:value-type="float" office:value="482836" calcext:value-type="float">
            <text:p>482836</text:p>
          </table:table-cell>
          <table:table-cell office:value-type="float" office:value="515714" calcext:value-type="float">
            <text:p>515714</text:p>
          </table:table-cell>
          <table:table-cell office:value-type="float" office:value="511390" calcext:value-type="float">
            <text:p>511390</text:p>
          </table:table-cell>
          <table:table-cell office:value-type="float" office:value="511804" calcext:value-type="float">
            <text:p>511804</text:p>
          </table:table-cell>
          <table:table-cell office:value-type="float" office:value="501109" calcext:value-type="float">
            <text:p>501109</text:p>
          </table:table-cell>
        </table:table-row>
        <table:table-row table:style-name="ro2">
          <table:table-cell office:value-type="string" calcext:value-type="string">
            <text:p><text:a xlink:href="javascript:sym(8120)" xlink:type="simple">Pyeongtaek</text:a></text:p>
          </table:table-cell>
          <table:table-cell office:value-type="string" calcext:value-type="string">
            <text:p>평택시</text:p>
          </table:table-cell>
          <table:table-cell office:value-type="string" calcext:value-type="string">
            <text:p>GYG</text:p>
          </table:table-cell>
          <table:table-cell office:value-type="float" office:value="234356" calcext:value-type="float">
            <text:p>234356</text:p>
          </table:table-cell>
          <table:table-cell office:value-type="float" office:value="271826" calcext:value-type="float">
            <text:p>271826</text:p>
          </table:table-cell>
          <table:table-cell office:value-type="float" office:value="345306" calcext:value-type="float">
            <text:p>345306</text:p>
          </table:table-cell>
          <table:table-cell office:value-type="float" office:value="388508" calcext:value-type="float">
            <text:p>388508</text:p>
          </table:table-cell>
          <table:table-cell office:value-type="float" office:value="457873" calcext:value-type="float">
            <text:p>457873</text:p>
          </table:table-cell>
          <table:table-cell office:value-type="float" office:value="542522" calcext:value-type="float">
            <text:p>542522</text:p>
          </table:table-cell>
        </table:table-row>
        <table:table-row table:style-name="ro2">
          <table:table-cell office:value-type="string" calcext:value-type="string">
            <text:p><text:a xlink:href="javascript:sym(8121)" xlink:type="simple">Sacheon</text:a></text:p>
          </table:table-cell>
          <table:table-cell office:value-type="string" calcext:value-type="string">
            <text:p>사천시</text:p>
          </table:table-cell>
          <table:table-cell office:value-type="string" calcext:value-type="string">
            <text:p>GSN</text:p>
          </table:table-cell>
          <table:table-cell office:value-type="float" office:value="135596" calcext:value-type="float">
            <text:p>135596</text:p>
          </table:table-cell>
          <table:table-cell office:value-type="float" office:value="115933" calcext:value-type="float">
            <text:p>115933</text:p>
          </table:table-cell>
          <table:table-cell office:value-type="float" office:value="111078" calcext:value-type="float">
            <text:p>111078</text:p>
          </table:table-cell>
          <table:table-cell office:value-type="float" office:value="107524" calcext:value-type="float">
            <text:p>107524</text:p>
          </table:table-cell>
          <table:table-cell office:value-type="float" office:value="113335" calcext:value-type="float">
            <text:p>113335</text:p>
          </table:table-cell>
          <table:table-cell office:value-type="float" office:value="111184" calcext:value-type="float">
            <text:p>111184</text:p>
          </table:table-cell>
        </table:table-row>
        <table:table-row table:style-name="ro2">
          <table:table-cell office:value-type="string" calcext:value-type="string">
            <text:p><text:a xlink:href="javascript:sym(8697)" xlink:type="simple">Samcheok</text:a></text:p>
          </table:table-cell>
          <table:table-cell office:value-type="string" calcext:value-type="string">
            <text:p>삼척시</text:p>
          </table:table-cell>
          <table:table-cell office:value-type="string" calcext:value-type="string">
            <text:p>GAW</text:p>
          </table:table-cell>
          <table:table-cell office:value-type="float" office:value="139627" calcext:value-type="float">
            <text:p>139627</text:p>
          </table:table-cell>
          <table:table-cell office:value-type="float" office:value="110557" calcext:value-type="float">
            <text:p>110557</text:p>
          </table:table-cell>
          <table:table-cell office:value-type="float" office:value="75647" calcext:value-type="float">
            <text:p>75647</text:p>
          </table:table-cell>
          <table:table-cell office:value-type="float" office:value="67454" calcext:value-type="float">
            <text:p>67454</text:p>
          </table:table-cell>
          <table:table-cell office:value-type="float" office:value="69509" calcext:value-type="float">
            <text:p>69509</text:p>
          </table:table-cell>
          <table:table-cell office:value-type="float" office:value="65939" calcext:value-type="float">
            <text:p>65939</text:p>
          </table:table-cell>
        </table:table-row>
        <table:table-row table:style-name="ro2">
          <table:table-cell office:value-type="string" calcext:value-type="string">
            <text:p><text:a xlink:href="javascript:sym(8122)" xlink:type="simple">Sangju</text:a></text:p>
          </table:table-cell>
          <table:table-cell office:value-type="string" calcext:value-type="string">
            <text:p>상주시</text:p>
          </table:table-cell>
          <table:table-cell office:value-type="string" calcext:value-type="string">
            <text:p>GSB</text:p>
          </table:table-cell>
          <table:table-cell office:value-type="float" office:value="191716" calcext:value-type="float">
            <text:p>191716</text:p>
          </table:table-cell>
          <table:table-cell office:value-type="float" office:value="148200" calcext:value-type="float">
            <text:p>148200</text:p>
          </table:table-cell>
          <table:table-cell office:value-type="float" office:value="116493" calcext:value-type="float">
            <text:p>116493</text:p>
          </table:table-cell>
          <table:table-cell office:value-type="float" office:value="98103" calcext:value-type="float">
            <text:p>98103</text:p>
          </table:table-cell>
          <table:table-cell office:value-type="float" office:value="98760" calcext:value-type="float">
            <text:p>98760</text:p>
          </table:table-cell>
          <table:table-cell office:value-type="float" office:value="95473" calcext:value-type="float">
            <text:p>95473</text:p>
          </table:table-cell>
        </table:table-row>
        <table:table-row table:style-name="ro4">
          <table:table-cell office:value-type="string" calcext:value-type="string">
            <text:p><text:a xlink:href="javascript:sym(32582)" xlink:type="simple">Sejong</text:a></text:p>
          </table:table-cell>
          <table:table-cell office:value-type="string" calcext:value-type="string">
            <text:p>세종특별자치시</text:p>
          </table:table-cell>
          <table:table-cell office:value-type="string" calcext:value-type="string">
            <text:p>SEJ</text:p>
          </table:table-cell>
          <table:table-cell office:value-type="float" office:value="97357" calcext:value-type="float">
            <text:p>97357</text:p>
          </table:table-cell>
          <table:table-cell office:value-type="float" office:value="90502" calcext:value-type="float">
            <text:p>90502</text:p>
          </table:table-cell>
          <table:table-cell office:value-type="float" office:value="80031" calcext:value-type="float">
            <text:p>80031</text:p>
          </table:table-cell>
          <table:table-cell office:value-type="float" office:value="81447" calcext:value-type="float">
            <text:p>81447</text:p>
          </table:table-cell>
          <table:table-cell office:value-type="float" office:value="204088" calcext:value-type="float">
            <text:p>204088</text:p>
          </table:table-cell>
          <table:table-cell office:value-type="float" office:value="353933" calcext:value-type="float">
            <text:p>353933</text:p>
          </table:table-cell>
        </table:table-row>
        <table:table-row table:style-name="ro2">
          <table:table-cell office:value-type="string" calcext:value-type="string">
            <text:p><text:a xlink:href="javascript:sym(19552)" xlink:type="simple">Seogwipo</text:a></text:p>
          </table:table-cell>
          <table:table-cell office:value-type="string" calcext:value-type="string">
            <text:p>서귀포시</text:p>
          </table:table-cell>
          <table:table-cell office:value-type="string" calcext:value-type="string">
            <text:p>JEJ</text:p>
          </table:table-cell>
          <table:table-cell office:value-type="float" office:value="172825" calcext:value-type="float">
            <text:p>172825</text:p>
          </table:table-cell>
          <table:table-cell office:value-type="float" office:value="173123" calcext:value-type="float">
            <text:p>173123</text:p>
          </table:table-cell>
          <table:table-cell office:value-type="float" office:value="145896" calcext:value-type="float">
            <text:p>145896</text:p>
          </table:table-cell>
          <table:table-cell office:value-type="float" office:value="130713" calcext:value-type="float">
            <text:p>130713</text:p>
          </table:table-cell>
          <table:table-cell office:value-type="float" office:value="153861" calcext:value-type="float">
            <text:p>153861</text:p>
          </table:table-cell>
          <table:table-cell office:value-type="float" office:value="178552" calcext:value-type="float">
            <text:p>178552</text:p>
          </table:table-cell>
        </table:table-row>
        <table:table-row table:style-name="ro2">
          <table:table-cell office:value-type="string" calcext:value-type="string">
            <text:p><text:a xlink:href="javascript:sym(7708)" xlink:type="simple">Seongnam</text:a></text:p>
          </table:table-cell>
          <table:table-cell office:value-type="string" calcext:value-type="string">
            <text:p>성남시</text:p>
          </table:table-cell>
          <table:table-cell office:value-type="string" calcext:value-type="string">
            <text:p>GYG</text:p>
          </table:table-cell>
          <table:table-cell office:value-type="float" office:value="376840" calcext:value-type="float">
            <text:p>376840</text:p>
          </table:table-cell>
          <table:table-cell office:value-type="float" office:value="540754" calcext:value-type="float">
            <text:p>540754</text:p>
          </table:table-cell>
          <table:table-cell office:value-type="float" office:value="914590" calcext:value-type="float">
            <text:p>914590</text:p>
          </table:table-cell>
          <table:table-cell office:value-type="float" office:value="949964" calcext:value-type="float">
            <text:p>949964</text:p>
          </table:table-cell>
          <table:table-cell office:value-type="float" office:value="948757" calcext:value-type="float">
            <text:p>948757</text:p>
          </table:table-cell>
          <table:table-cell office:value-type="float" office:value="922025" calcext:value-type="float">
            <text:p>922025</text:p>
          </table:table-cell>
        </table:table-row>
        <table:table-row table:style-name="ro2">
          <table:table-cell office:value-type="string" calcext:value-type="string">
            <text:p><text:a xlink:href="javascript:sym(8123)" xlink:type="simple">Seosan</text:a></text:p>
          </table:table-cell>
          <table:table-cell office:value-type="string" calcext:value-type="string">
            <text:p>서산시</text:p>
          </table:table-cell>
          <table:table-cell office:value-type="string" calcext:value-type="string">
            <text:p>CCN</text:p>
          </table:table-cell>
          <table:table-cell office:value-type="float" office:value="150623" calcext:value-type="float">
            <text:p>150623</text:p>
          </table:table-cell>
          <table:table-cell office:value-type="float" office:value="148538" calcext:value-type="float">
            <text:p>148538</text:p>
          </table:table-cell>
          <table:table-cell office:value-type="float" office:value="143154" calcext:value-type="float">
            <text:p>143154</text:p>
          </table:table-cell>
          <table:table-cell office:value-type="float" office:value="156843" calcext:value-type="float">
            <text:p>156843</text:p>
          </table:table-cell>
          <table:table-cell office:value-type="float" office:value="169221" calcext:value-type="float">
            <text:p>169221</text:p>
          </table:table-cell>
          <table:table-cell office:value-type="float" office:value="176379" calcext:value-type="float">
            <text:p>176379</text:p>
          </table:table-cell>
        </table:table-row>
        <table:table-row table:style-name="ro2">
          <table:table-cell office:value-type="string" calcext:value-type="string">
            <text:p><text:a xlink:href="javascript:sym(7709)" xlink:type="simple">Seoul</text:a></text:p>
          </table:table-cell>
          <table:table-cell office:value-type="string" calcext:value-type="string">
            <text:p>서울특별시</text:p>
          </table:table-cell>
          <table:table-cell office:value-type="string" calcext:value-type="string">
            <text:p>SEO</text:p>
          </table:table-cell>
          <table:table-cell office:value-type="float" office:value="8364379" calcext:value-type="float">
            <text:p>8364379</text:p>
          </table:table-cell>
          <table:table-cell office:value-type="float" office:value="10612577" calcext:value-type="float">
            <text:p>10612577</text:p>
          </table:table-cell>
          <table:table-cell office:value-type="float" office:value="9895217" calcext:value-type="float">
            <text:p>9895217</text:p>
          </table:table-cell>
          <table:table-cell office:value-type="float" office:value="9794304" calcext:value-type="float">
            <text:p>9794304</text:p>
          </table:table-cell>
          <table:table-cell office:value-type="float" office:value="9904312" calcext:value-type="float">
            <text:p>9904312</text:p>
          </table:table-cell>
          <table:table-cell office:value-type="float" office:value="9586195" calcext:value-type="float">
            <text:p>9586195</text:p>
          </table:table-cell>
        </table:table-row>
        <table:table-row table:style-name="ro2">
          <table:table-cell office:value-type="string" calcext:value-type="string">
            <text:p><text:a xlink:href="javascript:sym(7710)" xlink:type="simple">Siheung</text:a></text:p>
          </table:table-cell>
          <table:table-cell office:value-type="string" calcext:value-type="string">
            <text:p>시흥시</text:p>
          </table:table-cell>
          <table:table-cell office:value-type="string" calcext:value-type="string">
            <text:p>GYG</text:p>
          </table:table-cell>
          <table:table-cell office:value-type="float" office:value="53874" calcext:value-type="float">
            <text:p>53874</text:p>
          </table:table-cell>
          <table:table-cell office:value-type="float" office:value="99209" calcext:value-type="float">
            <text:p>99209</text:p>
          </table:table-cell>
          <table:table-cell office:value-type="float" office:value="305268" calcext:value-type="float">
            <text:p>305268</text:p>
          </table:table-cell>
          <table:table-cell office:value-type="float" office:value="407090" calcext:value-type="float">
            <text:p>407090</text:p>
          </table:table-cell>
          <table:table-cell office:value-type="float" office:value="425184" calcext:value-type="float">
            <text:p>425184</text:p>
          </table:table-cell>
          <table:table-cell office:value-type="float" office:value="535147" calcext:value-type="float">
            <text:p>535147</text:p>
          </table:table-cell>
        </table:table-row>
        <table:table-row table:style-name="ro2">
          <table:table-cell office:value-type="string" calcext:value-type="string">
            <text:p><text:a xlink:href="javascript:sym(8696)" xlink:type="simple">Sokcho</text:a></text:p>
          </table:table-cell>
          <table:table-cell office:value-type="string" calcext:value-type="string">
            <text:p>속초시</text:p>
          </table:table-cell>
          <table:table-cell office:value-type="string" calcext:value-type="string">
            <text:p>GAW</text:p>
          </table:table-cell>
          <table:table-cell office:value-type="float" office:value="65792" calcext:value-type="float">
            <text:p>65792</text:p>
          </table:table-cell>
          <table:table-cell office:value-type="float" office:value="73805" calcext:value-type="float">
            <text:p>73805</text:p>
          </table:table-cell>
          <table:table-cell office:value-type="float" office:value="87985" calcext:value-type="float">
            <text:p>87985</text:p>
          </table:table-cell>
          <table:table-cell office:value-type="float" office:value="80791" calcext:value-type="float">
            <text:p>80791</text:p>
          </table:table-cell>
          <table:table-cell office:value-type="float" office:value="79846" calcext:value-type="float">
            <text:p>79846</text:p>
          </table:table-cell>
          <table:table-cell office:value-type="float" office:value="80054" calcext:value-type="float">
            <text:p>80054</text:p>
          </table:table-cell>
        </table:table-row>
        <table:table-row table:style-name="ro2">
          <table:table-cell office:value-type="string" calcext:value-type="string">
            <text:p><text:a xlink:href="javascript:sym(7711)" xlink:type="simple">Suncheon</text:a></text:p>
          </table:table-cell>
          <table:table-cell office:value-type="string" calcext:value-type="string">
            <text:p>순천시</text:p>
          </table:table-cell>
          <table:table-cell office:value-type="string" calcext:value-type="string">
            <text:p>JEN</text:p>
          </table:table-cell>
          <table:table-cell office:value-type="float" office:value="238159" calcext:value-type="float">
            <text:p>238159</text:p>
          </table:table-cell>
          <table:table-cell office:value-type="float" office:value="271558" calcext:value-type="float">
            <text:p>271558</text:p>
          </table:table-cell>
          <table:table-cell office:value-type="float" office:value="265930" calcext:value-type="float">
            <text:p>265930</text:p>
          </table:table-cell>
          <table:table-cell office:value-type="float" office:value="258670" calcext:value-type="float">
            <text:p>258670</text:p>
          </table:table-cell>
          <table:table-cell office:value-type="float" office:value="265390" calcext:value-type="float">
            <text:p>265390</text:p>
          </table:table-cell>
          <table:table-cell office:value-type="float" office:value="272449" calcext:value-type="float">
            <text:p>272449</text:p>
          </table:table-cell>
        </table:table-row>
        <table:table-row table:style-name="ro2">
          <table:table-cell office:value-type="string" calcext:value-type="string">
            <text:p><text:a xlink:href="javascript:sym(7712)" xlink:type="simple">Suwon</text:a></text:p>
          </table:table-cell>
          <table:table-cell office:value-type="string" calcext:value-type="string">
            <text:p>수원시</text:p>
          </table:table-cell>
          <table:table-cell office:value-type="string" calcext:value-type="string">
            <text:p>GYG</text:p>
          </table:table-cell>
          <table:table-cell office:value-type="float" office:value="322659" calcext:value-type="float">
            <text:p>322659</text:p>
          </table:table-cell>
          <table:table-cell office:value-type="float" office:value="661396" calcext:value-type="float">
            <text:p>661396</text:p>
          </table:table-cell>
          <table:table-cell office:value-type="float" office:value="946704" calcext:value-type="float">
            <text:p>946704</text:p>
          </table:table-cell>
          <table:table-cell office:value-type="float" office:value="1071913" calcext:value-type="float">
            <text:p>1071913</text:p>
          </table:table-cell>
          <table:table-cell office:value-type="float" office:value="1194313" calcext:value-type="float">
            <text:p>1194313</text:p>
          </table:table-cell>
          <table:table-cell office:value-type="float" office:value="1210150" calcext:value-type="float">
            <text:p>1210150</text:p>
          </table:table-cell>
        </table:table-row>
        <table:table-row table:style-name="ro2">
          <table:table-cell office:value-type="string" calcext:value-type="string">
            <text:p><text:a xlink:href="javascript:sym(7683)" xlink:type="simple">Taebaek</text:a></text:p>
          </table:table-cell>
          <table:table-cell office:value-type="string" calcext:value-type="string">
            <text:p>태백시</text:p>
          </table:table-cell>
          <table:table-cell office:value-type="string" calcext:value-type="string">
            <text:p>GAW</text:p>
          </table:table-cell>
          <table:table-cell office:value-type="float" office:value="111825" calcext:value-type="float">
            <text:p>111825</text:p>
          </table:table-cell>
          <table:table-cell office:value-type="float" office:value="89779" calcext:value-type="float">
            <text:p>89779</text:p>
          </table:table-cell>
          <table:table-cell office:value-type="float" office:value="54196" calcext:value-type="float">
            <text:p>54196</text:p>
          </table:table-cell>
          <table:table-cell office:value-type="float" office:value="51558" calcext:value-type="float">
            <text:p>51558</text:p>
          </table:table-cell>
          <table:table-cell office:value-type="float" office:value="46715" calcext:value-type="float">
            <text:p>46715</text:p>
          </table:table-cell>
          <table:table-cell office:value-type="float" office:value="41494" calcext:value-type="float">
            <text:p>41494</text:p>
          </table:table-cell>
        </table:table-row>
        <table:table-row table:style-name="ro2">
          <table:table-cell office:value-type="string" calcext:value-type="string">
            <text:p><text:a xlink:href="javascript:sym(8124)" xlink:type="simple">Tongyeong</text:a></text:p>
          </table:table-cell>
          <table:table-cell office:value-type="string" calcext:value-type="string">
            <text:p>통영시</text:p>
          </table:table-cell>
          <table:table-cell office:value-type="string" calcext:value-type="string">
            <text:p>GSN</text:p>
          </table:table-cell>
          <table:table-cell office:value-type="float" office:value="141146" calcext:value-type="float">
            <text:p>141146</text:p>
          </table:table-cell>
          <table:table-cell office:value-type="float" office:value="138365" calcext:value-type="float">
            <text:p>138365</text:p>
          </table:table-cell>
          <table:table-cell office:value-type="float" office:value="123842" calcext:value-type="float">
            <text:p>123842</text:p>
          </table:table-cell>
          <table:table-cell office:value-type="float" office:value="129366" calcext:value-type="float">
            <text:p>129366</text:p>
          </table:table-cell>
          <table:table-cell office:value-type="float" office:value="137208" calcext:value-type="float">
            <text:p>137208</text:p>
          </table:table-cell>
          <table:table-cell office:value-type="float" office:value="127984" calcext:value-type="float">
            <text:p>127984</text:p>
          </table:table-cell>
        </table:table-row>
        <table:table-row table:style-name="ro2">
          <table:table-cell office:value-type="string" calcext:value-type="string">
            <text:p><text:a xlink:href="javascript:sym(7687)" xlink:type="simple">Uijeongbu</text:a></text:p>
          </table:table-cell>
          <table:table-cell office:value-type="string" calcext:value-type="string">
            <text:p>의정부시</text:p>
          </table:table-cell>
          <table:table-cell office:value-type="string" calcext:value-type="string">
            <text:p>GYG</text:p>
          </table:table-cell>
          <table:table-cell office:value-type="float" office:value="133177" calcext:value-type="float">
            <text:p>133177</text:p>
          </table:table-cell>
          <table:table-cell office:value-type="float" office:value="212352" calcext:value-type="float">
            <text:p>212352</text:p>
          </table:table-cell>
          <table:table-cell office:value-type="float" office:value="355380" calcext:value-type="float">
            <text:p>355380</text:p>
          </table:table-cell>
          <table:table-cell office:value-type="float" office:value="417412" calcext:value-type="float">
            <text:p>417412</text:p>
          </table:table-cell>
          <table:table-cell office:value-type="float" office:value="421579" calcext:value-type="float">
            <text:p>421579</text:p>
          </table:table-cell>
          <table:table-cell office:value-type="float" office:value="449572" calcext:value-type="float">
            <text:p>449572</text:p>
          </table:table-cell>
        </table:table-row>
        <table:table-row table:style-name="ro2">
          <table:table-cell office:value-type="string" calcext:value-type="string">
            <text:p><text:a xlink:href="javascript:sym(8125)" xlink:type="simple">Uiwang</text:a></text:p>
          </table:table-cell>
          <table:table-cell office:value-type="string" calcext:value-type="string">
            <text:p>의왕시</text:p>
          </table:table-cell>
          <table:table-cell office:value-type="string" calcext:value-type="string">
            <text:p>GYG</text:p>
          </table:table-cell>
          <table:table-cell office:value-type="float" office:value="32842" calcext:value-type="float">
            <text:p>32842</text:p>
          </table:table-cell>
          <table:table-cell office:value-type="float" office:value="96892" calcext:value-type="float">
            <text:p>96892</text:p>
          </table:table-cell>
          <table:table-cell office:value-type="float" office:value="117821" calcext:value-type="float">
            <text:p>117821</text:p>
          </table:table-cell>
          <table:table-cell office:value-type="float" office:value="144501" calcext:value-type="float">
            <text:p>144501</text:p>
          </table:table-cell>
          <table:table-cell office:value-type="float" office:value="154879" calcext:value-type="float">
            <text:p>154879</text:p>
          </table:table-cell>
          <table:table-cell office:value-type="float" office:value="160230" calcext:value-type="float">
            <text:p>160230</text:p>
          </table:table-cell>
        </table:table-row>
        <table:table-row table:style-name="ro2">
          <table:table-cell office:value-type="string" calcext:value-type="string">
            <text:p><text:a xlink:href="javascript:sym(7713)" xlink:type="simple">Ulsan</text:a></text:p>
          </table:table-cell>
          <table:table-cell office:value-type="string" calcext:value-type="string">
            <text:p>울산광역시</text:p>
          </table:table-cell>
          <table:table-cell office:value-type="string" calcext:value-type="string">
            <text:p>ULS</text:p>
          </table:table-cell>
          <table:table-cell office:value-type="float" office:value="544290" calcext:value-type="float">
            <text:p>544290</text:p>
          </table:table-cell>
          <table:table-cell office:value-type="float" office:value="805355" calcext:value-type="float">
            <text:p>805355</text:p>
          </table:table-cell>
          <table:table-cell office:value-type="float" office:value="1014428" calcext:value-type="float">
            <text:p>1014428</text:p>
          </table:table-cell>
          <table:table-cell office:value-type="float" office:value="1082567" calcext:value-type="float">
            <text:p>1082567</text:p>
          </table:table-cell>
          <table:table-cell office:value-type="float" office:value="1166615" calcext:value-type="float">
            <text:p>1166615</text:p>
          </table:table-cell>
          <table:table-cell office:value-type="float" office:value="1135423" calcext:value-type="float">
            <text:p>1135423</text:p>
          </table:table-cell>
        </table:table-row>
        <table:table-row table:style-name="ro2">
          <table:table-cell office:value-type="string" calcext:value-type="string">
            <text:p><text:a xlink:href="javascript:sym(7714)" xlink:type="simple">Wonju</text:a></text:p>
          </table:table-cell>
          <table:table-cell office:value-type="string" calcext:value-type="string">
            <text:p>원주시</text:p>
          </table:table-cell>
          <table:table-cell office:value-type="string" calcext:value-type="string">
            <text:p>GAW</text:p>
          </table:table-cell>
          <table:table-cell office:value-type="float" office:value="198650" calcext:value-type="float">
            <text:p>198650</text:p>
          </table:table-cell>
          <table:table-cell office:value-type="float" office:value="214579" calcext:value-type="float">
            <text:p>214579</text:p>
          </table:table-cell>
          <table:table-cell office:value-type="float" office:value="268352" calcext:value-type="float">
            <text:p>268352</text:p>
          </table:table-cell>
          <table:table-cell office:value-type="float" office:value="311449" calcext:value-type="float">
            <text:p>311449</text:p>
          </table:table-cell>
          <table:table-cell office:value-type="float" office:value="330854" calcext:value-type="float">
            <text:p>330854</text:p>
          </table:table-cell>
          <table:table-cell office:value-type="float" office:value="352429" calcext:value-type="float">
            <text:p>352429</text:p>
          </table:table-cell>
        </table:table-row>
        <table:table-row table:style-name="ro2">
          <table:table-cell office:value-type="string" calcext:value-type="string">
            <text:p><text:a xlink:href="javascript:sym(24963)" xlink:type="simple">Yangju</text:a></text:p>
          </table:table-cell>
          <table:table-cell office:value-type="string" calcext:value-type="string">
            <text:p>양주시</text:p>
          </table:table-cell>
          <table:table-cell office:value-type="string" calcext:value-type="string">
            <text:p>GYG</text:p>
          </table:table-cell>
          <table:table-cell office:value-type="float" office:value="73780" calcext:value-type="float">
            <text:p>73780</text:p>
          </table:table-cell>
          <table:table-cell office:value-type="float" office:value="84672" calcext:value-type="float">
            <text:p>84672</text:p>
          </table:table-cell>
          <table:table-cell office:value-type="float" office:value="110299" calcext:value-type="float">
            <text:p>110299</text:p>
          </table:table-cell>
          <table:table-cell office:value-type="float" office:value="187911" calcext:value-type="float">
            <text:p>187911</text:p>
          </table:table-cell>
          <table:table-cell office:value-type="float" office:value="205988" calcext:value-type="float">
            <text:p>205988</text:p>
          </table:table-cell>
          <table:table-cell office:value-type="float" office:value="233286" calcext:value-type="float">
            <text:p>233286</text:p>
          </table:table-cell>
        </table:table-row>
        <table:table-row table:style-name="ro2">
          <table:table-cell office:value-type="string" calcext:value-type="string">
            <text:p><text:a xlink:href="javascript:sym(10781)" xlink:type="simple">Yangsan</text:a></text:p>
          </table:table-cell>
          <table:table-cell office:value-type="string" calcext:value-type="string">
            <text:p>양산시</text:p>
          </table:table-cell>
          <table:table-cell office:value-type="string" calcext:value-type="string">
            <text:p>GSN</text:p>
          </table:table-cell>
          <table:table-cell office:value-type="float" office:value="65707" calcext:value-type="float">
            <text:p>65707</text:p>
          </table:table-cell>
          <table:table-cell office:value-type="float" office:value="103022" calcext:value-type="float">
            <text:p>103022</text:p>
          </table:table-cell>
          <table:table-cell office:value-type="float" office:value="191975" calcext:value-type="float">
            <text:p>191975</text:p>
          </table:table-cell>
          <table:table-cell office:value-type="float" office:value="252507" calcext:value-type="float">
            <text:p>252507</text:p>
          </table:table-cell>
          <table:table-cell office:value-type="float" office:value="297532" calcext:value-type="float">
            <text:p>297532</text:p>
          </table:table-cell>
          <table:table-cell office:value-type="float" office:value="351206" calcext:value-type="float">
            <text:p>351206</text:p>
          </table:table-cell>
        </table:table-row>
        <table:table-row table:style-name="ro2">
          <table:table-cell office:value-type="string" calcext:value-type="string">
            <text:p><text:a xlink:href="javascript:sym(19559)" xlink:type="simple">Yeoju</text:a></text:p>
          </table:table-cell>
          <table:table-cell office:value-type="string" calcext:value-type="string">
            <text:p>여주시</text:p>
          </table:table-cell>
          <table:table-cell office:value-type="string" calcext:value-type="string">
            <text:p>GYG</text:p>
          </table:table-cell>
          <table:table-cell office:value-type="float" office:value="98236" calcext:value-type="float">
            <text:p>98236</text:p>
          </table:table-cell>
          <table:table-cell office:value-type="float" office:value="96895" calcext:value-type="float">
            <text:p>96895</text:p>
          </table:table-cell>
          <table:table-cell office:value-type="float" office:value="97612" calcext:value-type="float">
            <text:p>97612</text:p>
          </table:table-cell>
          <table:table-cell office:value-type="float" office:value="101203" calcext:value-type="float">
            <text:p>101203</text:p>
          </table:table-cell>
          <table:table-cell office:value-type="float" office:value="109937" calcext:value-type="float">
            <text:p>109937</text:p>
          </table:table-cell>
          <table:table-cell office:value-type="float" office:value="113352" calcext:value-type="float">
            <text:p>113352</text:p>
          </table:table-cell>
        </table:table-row>
        <table:table-row table:style-name="ro2">
          <table:table-cell office:value-type="string" calcext:value-type="string">
            <text:p><text:a xlink:href="javascript:sym(8126)" xlink:type="simple">Yeongcheon</text:a></text:p>
          </table:table-cell>
          <table:table-cell office:value-type="string" calcext:value-type="string">
            <text:p>영천시</text:p>
          </table:table-cell>
          <table:table-cell office:value-type="string" calcext:value-type="string">
            <text:p>GSB</text:p>
          </table:table-cell>
          <table:table-cell office:value-type="float" office:value="157859" calcext:value-type="float">
            <text:p>157859</text:p>
          </table:table-cell>
          <table:table-cell office:value-type="float" office:value="120565" calcext:value-type="float">
            <text:p>120565</text:p>
          </table:table-cell>
          <table:table-cell office:value-type="float" office:value="111392" calcext:value-type="float">
            <text:p>111392</text:p>
          </table:table-cell>
          <table:table-cell office:value-type="float" office:value="95256" calcext:value-type="float">
            <text:p>95256</text:p>
          </table:table-cell>
          <table:table-cell office:value-type="float" office:value="97669" calcext:value-type="float">
            <text:p>97669</text:p>
          </table:table-cell>
          <table:table-cell office:value-type="float" office:value="100353" calcext:value-type="float">
            <text:p>100353</text:p>
          </table:table-cell>
        </table:table-row>
        <table:table-row table:style-name="ro2">
          <table:table-cell office:value-type="string" calcext:value-type="string">
            <text:p><text:a xlink:href="javascript:sym(8127)" xlink:type="simple">Yeongju</text:a></text:p>
          </table:table-cell>
          <table:table-cell office:value-type="string" calcext:value-type="string">
            <text:p>영주시</text:p>
          </table:table-cell>
          <table:table-cell office:value-type="string" calcext:value-type="string">
            <text:p>GSB</text:p>
          </table:table-cell>
          <table:table-cell office:value-type="float" office:value="163397" calcext:value-type="float">
            <text:p>163397</text:p>
          </table:table-cell>
          <table:table-cell office:value-type="float" office:value="140889" calcext:value-type="float">
            <text:p>140889</text:p>
          </table:table-cell>
          <table:table-cell office:value-type="float" office:value="126507" calcext:value-type="float">
            <text:p>126507</text:p>
          </table:table-cell>
          <table:table-cell office:value-type="float" office:value="108888" calcext:value-type="float">
            <text:p>108888</text:p>
          </table:table-cell>
          <table:table-cell office:value-type="float" office:value="109266" calcext:value-type="float">
            <text:p>109266</text:p>
          </table:table-cell>
          <table:table-cell office:value-type="float" office:value="103818" calcext:value-type="float">
            <text:p>103818</text:p>
          </table:table-cell>
        </table:table-row>
        <table:table-row table:style-name="ro2">
          <table:table-cell office:value-type="string" calcext:value-type="string">
            <text:p><text:a xlink:href="javascript:sym(7715)" xlink:type="simple">Yeosu</text:a></text:p>
          </table:table-cell>
          <table:table-cell office:value-type="string" calcext:value-type="string">
            <text:p>여수시</text:p>
          </table:table-cell>
          <table:table-cell office:value-type="string" calcext:value-type="string">
            <text:p>JEN</text:p>
          </table:table-cell>
          <table:table-cell office:value-type="float" office:value="306977" calcext:value-type="float">
            <text:p>306977</text:p>
          </table:table-cell>
          <table:table-cell office:value-type="float" office:value="305532" calcext:value-type="float">
            <text:p>305532</text:p>
          </table:table-cell>
          <table:table-cell office:value-type="float" office:value="303233" calcext:value-type="float">
            <text:p>303233</text:p>
          </table:table-cell>
          <table:table-cell office:value-type="float" office:value="269937" calcext:value-type="float">
            <text:p>269937</text:p>
          </table:table-cell>
          <table:table-cell office:value-type="float" office:value="273761" calcext:value-type="float">
            <text:p>273761</text:p>
          </table:table-cell>
          <table:table-cell office:value-type="float" office:value="271505" calcext:value-type="float">
            <text:p>271505</text:p>
          </table:table-cell>
        </table:table-row>
        <table:table-row table:style-name="ro2">
          <table:table-cell office:value-type="string" calcext:value-type="string">
            <text:p><text:a xlink:href="javascript:sym(10777)" xlink:type="simple">Yongin</text:a></text:p>
          </table:table-cell>
          <table:table-cell office:value-type="string" calcext:value-type="string">
            <text:p>용인시</text:p>
          </table:table-cell>
          <table:table-cell office:value-type="string" calcext:value-type="string">
            <text:p>GYG</text:p>
          </table:table-cell>
          <table:table-cell office:value-type="float" office:value="135572" calcext:value-type="float">
            <text:p>135572</text:p>
          </table:table-cell>
          <table:table-cell office:value-type="float" office:value="187993" calcext:value-type="float">
            <text:p>187993</text:p>
          </table:table-cell>
          <table:table-cell office:value-type="float" office:value="386124" calcext:value-type="float">
            <text:p>386124</text:p>
          </table:table-cell>
          <table:table-cell office:value-type="float" office:value="856765" calcext:value-type="float">
            <text:p>856765</text:p>
          </table:table-cell>
          <table:table-cell office:value-type="float" office:value="971327" calcext:value-type="float">
            <text:p>971327</text:p>
          </table:table-cell>
          <table:table-cell office:value-type="float" office:value="1066975" calcext:value-type="float">
            <text:p>1066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39:24.605367300</meta:creation-date>
    <dc:date>2025-04-17T07:40:11.821023200</dc:date>
    <meta:editing-duration>PT47S</meta:editing-duration>
    <meta:editing-cycles>1</meta:editing-cycles>
    <meta:document-statistic meta:table-count="1" meta:cell-count="774" meta:object-count="0"/>
    <meta:generator>LibreOffice/25.2.2.2$Windows_X86_64 LibreOffice_project/7370d4be9e3cf6031a51beef54ff3bda878e3fac</meta:generator>
  </office:meta>
</office:document-meta>
</file>